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oob_10_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ExtraTreesClassifier</text:p>
          </table:table-cell>
          <table:table-cell office:value-type="string" calcext:value-type="string">
            <text:p>RandomForestClassifie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41955445544554" calcext:value-type="float">
            <text:p>0.241955445544554</text:p>
          </table:table-cell>
          <table:table-cell office:value-type="float" office:value="0.161509900990099" calcext:value-type="float">
            <text:p>0.1615099009900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37623762376238" calcext:value-type="float">
            <text:p>0.237623762376238</text:p>
          </table:table-cell>
          <table:table-cell office:value-type="float" office:value="0.159034653465347" calcext:value-type="float">
            <text:p>0.1590346534653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27722772277228" calcext:value-type="float">
            <text:p>0.227722772277228</text:p>
          </table:table-cell>
          <table:table-cell office:value-type="float" office:value="0.156559405940594" calcext:value-type="float">
            <text:p>0.1565594059405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26485148514851" calcext:value-type="float">
            <text:p>0.226485148514851</text:p>
          </table:table-cell>
          <table:table-cell office:value-type="float" office:value="0.15470297029703" calcext:value-type="float">
            <text:p>0.154702970297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27722772277228" calcext:value-type="float">
            <text:p>0.227722772277228</text:p>
          </table:table-cell>
          <table:table-cell office:value-type="float" office:value="0.149752475247525" calcext:value-type="float">
            <text:p>0.1497524752475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29579207920792" calcext:value-type="float">
            <text:p>0.229579207920792</text:p>
          </table:table-cell>
          <table:table-cell office:value-type="float" office:value="0.149752475247525" calcext:value-type="float">
            <text:p>0.1497524752475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29579207920792" calcext:value-type="float">
            <text:p>0.229579207920792</text:p>
          </table:table-cell>
          <table:table-cell office:value-type="float" office:value="0.14789603960396" calcext:value-type="float">
            <text:p>0.147896039603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24628712871287" calcext:value-type="float">
            <text:p>0.224628712871287</text:p>
          </table:table-cell>
          <table:table-cell office:value-type="float" office:value="0.143564356435644" calcext:value-type="float">
            <text:p>0.14356435643564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20915841584158" calcext:value-type="float">
            <text:p>0.220915841584158</text:p>
          </table:table-cell>
          <table:table-cell office:value-type="float" office:value="0.140470297029703" calcext:value-type="float">
            <text:p>0.1404702970297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19678217821782" calcext:value-type="float">
            <text:p>0.219678217821782</text:p>
          </table:table-cell>
          <table:table-cell office:value-type="float" office:value="0.140470297029703" calcext:value-type="float">
            <text:p>0.1404702970297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19059405940594" calcext:value-type="float">
            <text:p>0.219059405940594</text:p>
          </table:table-cell>
          <table:table-cell office:value-type="float" office:value="0.13799504950495" calcext:value-type="float">
            <text:p>0.137995049504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15965346534653" calcext:value-type="float">
            <text:p>0.215965346534653</text:p>
          </table:table-cell>
          <table:table-cell office:value-type="float" office:value="0.137376237623762" calcext:value-type="float">
            <text:p>0.1373762376237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11014851485149" calcext:value-type="float">
            <text:p>0.211014851485149</text:p>
          </table:table-cell>
          <table:table-cell office:value-type="float" office:value="0.135519801980198" calcext:value-type="float">
            <text:p>0.13551980198019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11014851485149" calcext:value-type="float">
            <text:p>0.211014851485149</text:p>
          </table:table-cell>
          <table:table-cell office:value-type="float" office:value="0.133663366336634" calcext:value-type="float">
            <text:p>0.13366336633663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0730198019802" calcext:value-type="float">
            <text:p>0.20730198019802</text:p>
          </table:table-cell>
          <table:table-cell office:value-type="float" office:value="0.133044554455446" calcext:value-type="float">
            <text:p>0.1330445544554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02351485148515" calcext:value-type="float">
            <text:p>0.202351485148515</text:p>
          </table:table-cell>
          <table:table-cell office:value-type="float" office:value="0.131188118811881" calcext:value-type="float">
            <text:p>0.1311881188118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01732673267327" calcext:value-type="float">
            <text:p>0.201732673267327</text:p>
          </table:table-cell>
          <table:table-cell office:value-type="float" office:value="0.130569306930693" calcext:value-type="float">
            <text:p>0.13056930693069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94925742574257" calcext:value-type="float">
            <text:p>0.194925742574257</text:p>
          </table:table-cell>
          <table:table-cell office:value-type="float" office:value="0.130569306930693" calcext:value-type="float">
            <text:p>0.13056930693069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94306930693069" calcext:value-type="float">
            <text:p>0.194306930693069</text:p>
          </table:table-cell>
          <table:table-cell office:value-type="float" office:value="0.129950495049505" calcext:value-type="float">
            <text:p>0.1299504950495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89975247524753" calcext:value-type="float">
            <text:p>0.189975247524753</text:p>
          </table:table-cell>
          <table:table-cell office:value-type="float" office:value="0.131188118811881" calcext:value-type="float">
            <text:p>0.13118811881188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88737623762376" calcext:value-type="float">
            <text:p>0.188737623762376</text:p>
          </table:table-cell>
          <table:table-cell office:value-type="float" office:value="0.128094059405941" calcext:value-type="float">
            <text:p>0.12809405940594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85024752475248" calcext:value-type="float">
            <text:p>0.185024752475248</text:p>
          </table:table-cell>
          <table:table-cell office:value-type="float" office:value="0.125618811881188" calcext:value-type="float">
            <text:p>0.12561881188118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80693069306931" calcext:value-type="float">
            <text:p>0.180693069306931</text:p>
          </table:table-cell>
          <table:table-cell office:value-type="float" office:value="0.118811881188119" calcext:value-type="float">
            <text:p>0.1188118811881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78836633663366" calcext:value-type="float">
            <text:p>0.178836633663366</text:p>
          </table:table-cell>
          <table:table-cell office:value-type="float" office:value="0.114480198019802" calcext:value-type="float">
            <text:p>0.1144801980198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78217821782178" calcext:value-type="float">
            <text:p>0.178217821782178</text:p>
          </table:table-cell>
          <table:table-cell office:value-type="float" office:value="0.112623762376238" calcext:value-type="float">
            <text:p>0.1126237623762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7759900990099" calcext:value-type="float">
            <text:p>0.17759900990099</text:p>
          </table:table-cell>
          <table:table-cell office:value-type="float" office:value="0.11509900990099" calcext:value-type="float">
            <text:p>0.115099009900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75742574257426" calcext:value-type="float">
            <text:p>0.175742574257426</text:p>
          </table:table-cell>
          <table:table-cell office:value-type="float" office:value="0.113242574257426" calcext:value-type="float">
            <text:p>0.1132425742574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76361386138614" calcext:value-type="float">
            <text:p>0.176361386138614</text:p>
          </table:table-cell>
          <table:table-cell office:value-type="float" office:value="0.11200495049505" calcext:value-type="float">
            <text:p>0.112004950495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72648514851485" calcext:value-type="float">
            <text:p>0.172648514851485</text:p>
          </table:table-cell>
          <table:table-cell office:value-type="float" office:value="0.110148514851485" calcext:value-type="float">
            <text:p>0.11014851485148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60272277227723" calcext:value-type="float">
            <text:p>0.160272277227723</text:p>
          </table:table-cell>
          <table:table-cell office:value-type="float" office:value="0.104579207920792" calcext:value-type="float">
            <text:p>0.10457920792079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59653465346535" calcext:value-type="float">
            <text:p>0.159653465346535</text:p>
          </table:table-cell>
          <table:table-cell office:value-type="float" office:value="0.102722772277228" calcext:value-type="float">
            <text:p>0.10272277227722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60891089108911" calcext:value-type="float">
            <text:p>0.160891089108911</text:p>
          </table:table-cell>
          <table:table-cell office:value-type="float" office:value="0.0971534653465347" calcext:value-type="float">
            <text:p>0.09715346534653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58415841584158" calcext:value-type="float">
            <text:p>0.158415841584158</text:p>
          </table:table-cell>
          <table:table-cell office:value-type="float" office:value="0.0959158415841585" calcext:value-type="float">
            <text:p>0.0959158415841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5779702970297" calcext:value-type="float">
            <text:p>0.15779702970297</text:p>
          </table:table-cell>
          <table:table-cell office:value-type="float" office:value="0.0952970297029703" calcext:value-type="float">
            <text:p>0.0952970297029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56559405940594" calcext:value-type="float">
            <text:p>0.156559405940594</text:p>
          </table:table-cell>
          <table:table-cell office:value-type="float" office:value="0.0922029702970297" calcext:value-type="float">
            <text:p>0.092202970297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56559405940594" calcext:value-type="float">
            <text:p>0.156559405940594</text:p>
          </table:table-cell>
          <table:table-cell office:value-type="float" office:value="0.0915841584158416" calcext:value-type="float">
            <text:p>0.09158415841584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55321782178218" calcext:value-type="float">
            <text:p>0.155321782178218</text:p>
          </table:table-cell>
          <table:table-cell office:value-type="float" office:value="0.0891089108910891" calcext:value-type="float">
            <text:p>0.08910891089108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55940594059406" calcext:value-type="float">
            <text:p>0.155940594059406</text:p>
          </table:table-cell>
          <table:table-cell office:value-type="float" office:value="0.0909653465346535" calcext:value-type="float">
            <text:p>0.09096534653465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5779702970297" calcext:value-type="float">
            <text:p>0.15779702970297</text:p>
          </table:table-cell>
          <table:table-cell office:value-type="float" office:value="0.0903465346534653" calcext:value-type="float">
            <text:p>0.0903465346534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5779702970297" calcext:value-type="float">
            <text:p>0.15779702970297</text:p>
          </table:table-cell>
          <table:table-cell office:value-type="float" office:value="0.0878712871287129" calcext:value-type="float">
            <text:p>0.08787128712871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59034653465347" calcext:value-type="float">
            <text:p>0.159034653465347</text:p>
          </table:table-cell>
          <table:table-cell office:value-type="float" office:value="0.0829207920792079" calcext:value-type="float">
            <text:p>0.08292079207920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60272277227723" calcext:value-type="float">
            <text:p>0.160272277227723</text:p>
          </table:table-cell>
          <table:table-cell office:value-type="float" office:value="0.0835396039603961" calcext:value-type="float">
            <text:p>0.08353960396039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57178217821782" calcext:value-type="float">
            <text:p>0.157178217821782</text:p>
          </table:table-cell>
          <table:table-cell office:value-type="float" office:value="0.0835396039603961" calcext:value-type="float">
            <text:p>0.08353960396039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55940594059406" calcext:value-type="float">
            <text:p>0.155940594059406</text:p>
          </table:table-cell>
          <table:table-cell office:value-type="float" office:value="0.0829207920792079" calcext:value-type="float">
            <text:p>0.08292079207920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59034653465347" calcext:value-type="float">
            <text:p>0.159034653465347</text:p>
          </table:table-cell>
          <table:table-cell office:value-type="float" office:value="0.0816831683168316" calcext:value-type="float">
            <text:p>0.0816831683168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57178217821782" calcext:value-type="float">
            <text:p>0.157178217821782</text:p>
          </table:table-cell>
          <table:table-cell office:value-type="float" office:value="0.0798267326732673" calcext:value-type="float">
            <text:p>0.0798267326732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154084158415842" calcext:value-type="float">
            <text:p>0.154084158415842</text:p>
          </table:table-cell>
          <table:table-cell office:value-type="float" office:value="0.0804455445544554" calcext:value-type="float">
            <text:p>0.08044554455445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50990099009901" calcext:value-type="float">
            <text:p>0.150990099009901</text:p>
          </table:table-cell>
          <table:table-cell office:value-type="float" office:value="0.0804455445544554" calcext:value-type="float">
            <text:p>0.08044554455445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152227722772277" calcext:value-type="float">
            <text:p>0.152227722772277</text:p>
          </table:table-cell>
          <table:table-cell office:value-type="float" office:value="0.0798267326732673" calcext:value-type="float">
            <text:p>0.0798267326732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50990099009901" calcext:value-type="float">
            <text:p>0.150990099009901</text:p>
          </table:table-cell>
          <table:table-cell office:value-type="float" office:value="0.0823019801980198" calcext:value-type="float">
            <text:p>0.0823019801980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47277227722772" calcext:value-type="float">
            <text:p>0.147277227722772</text:p>
          </table:table-cell>
          <table:table-cell office:value-type="float" office:value="0.0810643564356436" calcext:value-type="float">
            <text:p>0.08106435643564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4789603960396" calcext:value-type="float">
            <text:p>0.14789603960396</text:p>
          </table:table-cell>
          <table:table-cell office:value-type="float" office:value="0.0816831683168316" calcext:value-type="float">
            <text:p>0.08168316831683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47277227722772" calcext:value-type="float">
            <text:p>0.147277227722772</text:p>
          </table:table-cell>
          <table:table-cell office:value-type="float" office:value="0.0823019801980198" calcext:value-type="float">
            <text:p>0.082301980198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46658415841584" calcext:value-type="float">
            <text:p>0.146658415841584</text:p>
          </table:table-cell>
          <table:table-cell office:value-type="float" office:value="0.0810643564356436" calcext:value-type="float">
            <text:p>0.08106435643564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4480198019802" calcext:value-type="float">
            <text:p>0.14480198019802</text:p>
          </table:table-cell>
          <table:table-cell office:value-type="float" office:value="0.0804455445544554" calcext:value-type="float">
            <text:p>0.08044554455445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4480198019802" calcext:value-type="float">
            <text:p>0.14480198019802</text:p>
          </table:table-cell>
          <table:table-cell office:value-type="float" office:value="0.0792079207920792" calcext:value-type="float">
            <text:p>0.07920792079207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42945544554455" calcext:value-type="float">
            <text:p>0.142945544554455</text:p>
          </table:table-cell>
          <table:table-cell office:value-type="float" office:value="0.0798267326732673" calcext:value-type="float">
            <text:p>0.0798267326732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42326732673267" calcext:value-type="float">
            <text:p>0.142326732673267</text:p>
          </table:table-cell>
          <table:table-cell office:value-type="float" office:value="0.0804455445544554" calcext:value-type="float">
            <text:p>0.08044554455445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42326732673267" calcext:value-type="float">
            <text:p>0.142326732673267</text:p>
          </table:table-cell>
          <table:table-cell office:value-type="float" office:value="0.0779702970297029" calcext:value-type="float">
            <text:p>0.07797029702970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42945544554455" calcext:value-type="float">
            <text:p>0.142945544554455</text:p>
          </table:table-cell>
          <table:table-cell office:value-type="float" office:value="0.0767326732673267" calcext:value-type="float">
            <text:p>0.07673267326732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46658415841584" calcext:value-type="float">
            <text:p>0.146658415841584</text:p>
          </table:table-cell>
          <table:table-cell office:value-type="float" office:value="0.0798267326732673" calcext:value-type="float">
            <text:p>0.07982673267326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39232673267327" calcext:value-type="float">
            <text:p>0.139232673267327</text:p>
          </table:table-cell>
          <table:table-cell office:value-type="float" office:value="0.0792079207920792" calcext:value-type="float">
            <text:p>0.07920792079207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42326732673267" calcext:value-type="float">
            <text:p>0.142326732673267</text:p>
          </table:table-cell>
          <table:table-cell office:value-type="float" office:value="0.0804455445544554" calcext:value-type="float">
            <text:p>0.08044554455445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42326732673267" calcext:value-type="float">
            <text:p>0.142326732673267</text:p>
          </table:table-cell>
          <table:table-cell office:value-type="float" office:value="0.0810643564356436" calcext:value-type="float">
            <text:p>0.08106435643564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42326732673267" calcext:value-type="float">
            <text:p>0.142326732673267</text:p>
          </table:table-cell>
          <table:table-cell office:value-type="float" office:value="0.0798267326732673" calcext:value-type="float">
            <text:p>0.0798267326732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41707920792079" calcext:value-type="float">
            <text:p>0.141707920792079</text:p>
          </table:table-cell>
          <table:table-cell office:value-type="float" office:value="0.0779702970297029" calcext:value-type="float">
            <text:p>0.07797029702970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41707920792079" calcext:value-type="float">
            <text:p>0.141707920792079</text:p>
          </table:table-cell>
          <table:table-cell office:value-type="float" office:value="0.0761138613861386" calcext:value-type="float">
            <text:p>0.07611386138613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39232673267327" calcext:value-type="float">
            <text:p>0.139232673267327</text:p>
          </table:table-cell>
          <table:table-cell office:value-type="float" office:value="0.0748762376237624" calcext:value-type="float">
            <text:p>0.07487623762376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40470297029703" calcext:value-type="float">
            <text:p>0.140470297029703</text:p>
          </table:table-cell>
          <table:table-cell office:value-type="float" office:value="0.0711633663366337" calcext:value-type="float">
            <text:p>0.07116336633663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32425742574257" calcext:value-type="float">
            <text:p>0.132425742574257</text:p>
          </table:table-cell>
          <table:table-cell office:value-type="float" office:value="0.0705445544554455" calcext:value-type="float">
            <text:p>0.07054455445544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31806930693069" calcext:value-type="float">
            <text:p>0.131806930693069</text:p>
          </table:table-cell>
          <table:table-cell office:value-type="float" office:value="0.0705445544554455" calcext:value-type="float">
            <text:p>0.07054455445544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32425742574257" calcext:value-type="float">
            <text:p>0.132425742574257</text:p>
          </table:table-cell>
          <table:table-cell office:value-type="float" office:value="0.0693069306930693" calcext:value-type="float">
            <text:p>0.0693069306930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30569306930693" calcext:value-type="float">
            <text:p>0.130569306930693</text:p>
          </table:table-cell>
          <table:table-cell office:value-type="float" office:value="0.0699257425742574" calcext:value-type="float">
            <text:p>0.06992574257425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29950495049505" calcext:value-type="float">
            <text:p>0.129950495049505</text:p>
          </table:table-cell>
          <table:table-cell office:value-type="float" office:value="0.0705445544554455" calcext:value-type="float">
            <text:p>0.07054455445544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128094059405941" calcext:value-type="float">
            <text:p>0.128094059405941</text:p>
          </table:table-cell>
          <table:table-cell office:value-type="float" office:value="0.0705445544554455" calcext:value-type="float">
            <text:p>0.0705445544554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26856435643564" calcext:value-type="float">
            <text:p>0.126856435643564</text:p>
          </table:table-cell>
          <table:table-cell office:value-type="float" office:value="0.0705445544554455" calcext:value-type="float">
            <text:p>0.07054455445544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126856435643564" calcext:value-type="float">
            <text:p>0.126856435643564</text:p>
          </table:table-cell>
          <table:table-cell office:value-type="float" office:value="0.0693069306930693" calcext:value-type="float">
            <text:p>0.06930693069306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99257425742574" calcext:value-type="float">
            <text:p>0.06992574257425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123762376237624" calcext:value-type="float">
            <text:p>0.123762376237624</text:p>
          </table:table-cell>
          <table:table-cell office:value-type="float" office:value="0.0717821782178217" calcext:value-type="float">
            <text:p>0.07178217821782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123762376237624" calcext:value-type="float">
            <text:p>0.123762376237624</text:p>
          </table:table-cell>
          <table:table-cell office:value-type="float" office:value="0.0699257425742574" calcext:value-type="float">
            <text:p>0.06992574257425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121905940594059" calcext:value-type="float">
            <text:p>0.121905940594059</text:p>
          </table:table-cell>
          <table:table-cell office:value-type="float" office:value="0.0668316831683168" calcext:value-type="float">
            <text:p>0.06683168316831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21905940594059" calcext:value-type="float">
            <text:p>0.121905940594059</text:p>
          </table:table-cell>
          <table:table-cell office:value-type="float" office:value="0.067450495049505" calcext:value-type="float">
            <text:p>0.06745049504950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20668316831683" calcext:value-type="float">
            <text:p>0.120668316831683</text:p>
          </table:table-cell>
          <table:table-cell office:value-type="float" office:value="0.0668316831683168" calcext:value-type="float">
            <text:p>0.06683168316831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18193069306931" calcext:value-type="float">
            <text:p>0.118193069306931</text:p>
          </table:table-cell>
          <table:table-cell office:value-type="float" office:value="0.0686881188118812" calcext:value-type="float">
            <text:p>0.06868811881188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17574257425743" calcext:value-type="float">
            <text:p>0.117574257425743</text:p>
          </table:table-cell>
          <table:table-cell office:value-type="float" office:value="0.068069306930693" calcext:value-type="float">
            <text:p>0.06806930693069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18811881188119" calcext:value-type="float">
            <text:p>0.118811881188119</text:p>
          </table:table-cell>
          <table:table-cell office:value-type="float" office:value="0.0686881188118812" calcext:value-type="float">
            <text:p>0.06868811881188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119430693069307" calcext:value-type="float">
            <text:p>0.119430693069307</text:p>
          </table:table-cell>
          <table:table-cell office:value-type="float" office:value="0.068069306930693" calcext:value-type="float">
            <text:p>0.06806930693069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120049504950495" calcext:value-type="float">
            <text:p>0.120049504950495</text:p>
          </table:table-cell>
          <table:table-cell office:value-type="float" office:value="0.068069306930693" calcext:value-type="float">
            <text:p>0.06806930693069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118811881188119" calcext:value-type="float">
            <text:p>0.118811881188119</text:p>
          </table:table-cell>
          <table:table-cell office:value-type="float" office:value="0.0686881188118812" calcext:value-type="float">
            <text:p>0.06868811881188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118811881188119" calcext:value-type="float">
            <text:p>0.118811881188119</text:p>
          </table:table-cell>
          <table:table-cell office:value-type="float" office:value="0.0649752475247525" calcext:value-type="float">
            <text:p>0.06497524752475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118811881188119" calcext:value-type="float">
            <text:p>0.118811881188119</text:p>
          </table:table-cell>
          <table:table-cell office:value-type="float" office:value="0.0649752475247525" calcext:value-type="float">
            <text:p>0.06497524752475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117574257425743" calcext:value-type="float">
            <text:p>0.117574257425743</text:p>
          </table:table-cell>
          <table:table-cell office:value-type="float" office:value="0.0643564356435643" calcext:value-type="float">
            <text:p>0.06435643564356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11509900990099" calcext:value-type="float">
            <text:p>0.11509900990099</text:p>
          </table:table-cell>
          <table:table-cell office:value-type="float" office:value="0.0655940594059405" calcext:value-type="float">
            <text:p>0.06559405940594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113861386138614" calcext:value-type="float">
            <text:p>0.113861386138614</text:p>
          </table:table-cell>
          <table:table-cell office:value-type="float" office:value="0.0655940594059405" calcext:value-type="float">
            <text:p>0.06559405940594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113242574257426" calcext:value-type="float">
            <text:p>0.113242574257426</text:p>
          </table:table-cell>
          <table:table-cell office:value-type="float" office:value="0.0643564356435643" calcext:value-type="float">
            <text:p>0.06435643564356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13242574257426" calcext:value-type="float">
            <text:p>0.113242574257426</text:p>
          </table:table-cell>
          <table:table-cell office:value-type="float" office:value="0.0643564356435643" calcext:value-type="float">
            <text:p>0.06435643564356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115717821782178" calcext:value-type="float">
            <text:p>0.115717821782178</text:p>
          </table:table-cell>
          <table:table-cell office:value-type="float" office:value="0.0643564356435643" calcext:value-type="float">
            <text:p>0.06435643564356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113242574257426" calcext:value-type="float">
            <text:p>0.113242574257426</text:p>
          </table:table-cell>
          <table:table-cell office:value-type="float" office:value="0.0655940594059405" calcext:value-type="float">
            <text:p>0.06559405940594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11200495049505" calcext:value-type="float">
            <text:p>0.11200495049505</text:p>
          </table:table-cell>
          <table:table-cell office:value-type="float" office:value="0.0668316831683168" calcext:value-type="float">
            <text:p>0.06683168316831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107054455445545" calcext:value-type="float">
            <text:p>0.107054455445545</text:p>
          </table:table-cell>
          <table:table-cell office:value-type="float" office:value="0.0668316831683168" calcext:value-type="float">
            <text:p>0.06683168316831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07054455445545" calcext:value-type="float">
            <text:p>0.107054455445545</text:p>
          </table:table-cell>
          <table:table-cell office:value-type="float" office:value="0.067450495049505" calcext:value-type="float">
            <text:p>0.06745049504950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100866336633663" calcext:value-type="float">
            <text:p>0.100866336633663</text:p>
          </table:table-cell>
          <table:table-cell office:value-type="float" office:value="0.0662128712871287" calcext:value-type="float">
            <text:p>0.0662128712871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100247524752475" calcext:value-type="float">
            <text:p>0.100247524752475</text:p>
          </table:table-cell>
          <table:table-cell office:value-type="float" office:value="0.0637376237623762" calcext:value-type="float">
            <text:p>0.0637376237623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996287128712872" calcext:value-type="float">
            <text:p>0.099628712871287</text:p>
          </table:table-cell>
          <table:table-cell office:value-type="float" office:value="0.0612623762376238" calcext:value-type="float">
            <text:p>0.06126237623762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983910891089109" calcext:value-type="float">
            <text:p>0.098391089108911</text:p>
          </table:table-cell>
          <table:table-cell office:value-type="float" office:value="0.0612623762376238" calcext:value-type="float">
            <text:p>0.0612623762376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977722772277228" calcext:value-type="float">
            <text:p>0.097772277227723</text:p>
          </table:table-cell>
          <table:table-cell office:value-type="float" office:value="0.0637376237623762" calcext:value-type="float">
            <text:p>0.06373762376237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965346534653465" calcext:value-type="float">
            <text:p>0.096534653465347</text:p>
          </table:table-cell>
          <table:table-cell office:value-type="float" office:value="0.0618811881188119" calcext:value-type="float">
            <text:p>0.06188118811881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983910891089109" calcext:value-type="float">
            <text:p>0.098391089108911</text:p>
          </table:table-cell>
          <table:table-cell office:value-type="float" office:value="0.0612623762376238" calcext:value-type="float">
            <text:p>0.06126237623762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996287128712872" calcext:value-type="float">
            <text:p>0.099628712871287</text:p>
          </table:table-cell>
          <table:table-cell office:value-type="float" office:value="0.0618811881188119" calcext:value-type="float">
            <text:p>0.06188118811881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100247524752475" calcext:value-type="float">
            <text:p>0.100247524752475</text:p>
          </table:table-cell>
          <table:table-cell office:value-type="float" office:value="0.0612623762376238" calcext:value-type="float">
            <text:p>0.06126237623762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99009900990099" calcext:value-type="float">
            <text:p>0.099009900990099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99009900990099" calcext:value-type="float">
            <text:p>0.099009900990099</text:p>
          </table:table-cell>
          <table:table-cell office:value-type="float" office:value="0.0637376237623762" calcext:value-type="float">
            <text:p>0.06373762376237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100247524752475" calcext:value-type="float">
            <text:p>0.100247524752475</text:p>
          </table:table-cell>
          <table:table-cell office:value-type="float" office:value="0.0637376237623762" calcext:value-type="float">
            <text:p>0.06373762376237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983910891089109" calcext:value-type="float">
            <text:p>0.098391089108911</text:p>
          </table:table-cell>
          <table:table-cell office:value-type="float" office:value="0.0643564356435643" calcext:value-type="float">
            <text:p>0.06435643564356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99009900990099" calcext:value-type="float">
            <text:p>0.099009900990099</text:p>
          </table:table-cell>
          <table:table-cell office:value-type="float" office:value="0.0643564356435643" calcext:value-type="float">
            <text:p>0.06435643564356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99009900990099" calcext:value-type="float">
            <text:p>0.099009900990099</text:p>
          </table:table-cell>
          <table:table-cell office:value-type="float" office:value="0.0637376237623762" calcext:value-type="float">
            <text:p>0.06373762376237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99009900990099" calcext:value-type="float">
            <text:p>0.099009900990099</text:p>
          </table:table-cell>
          <table:table-cell office:value-type="float" office:value="0.0643564356435643" calcext:value-type="float">
            <text:p>0.06435643564356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959158415841585" calcext:value-type="float">
            <text:p>0.095915841584159</text:p>
          </table:table-cell>
          <table:table-cell office:value-type="float" office:value="0.0631188118811881" calcext:value-type="float">
            <text:p>0.06311881188118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983910891089109" calcext:value-type="float">
            <text:p>0.098391089108911</text:p>
          </table:table-cell>
          <table:table-cell office:value-type="float" office:value="0.0612623762376238" calcext:value-type="float">
            <text:p>0.06126237623762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959158415841585" calcext:value-type="float">
            <text:p>0.095915841584159</text:p>
          </table:table-cell>
          <table:table-cell office:value-type="float" office:value="0.0612623762376238" calcext:value-type="float">
            <text:p>0.06126237623762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965346534653465" calcext:value-type="float">
            <text:p>0.096534653465347</text:p>
          </table:table-cell>
          <table:table-cell office:value-type="float" office:value="0.0600247524752475" calcext:value-type="float">
            <text:p>0.06002475247524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977722772277228" calcext:value-type="float">
            <text:p>0.097772277227723</text:p>
          </table:table-cell>
          <table:table-cell office:value-type="float" office:value="0.0594059405940595" calcext:value-type="float">
            <text:p>0.0594059405940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99009900990099" calcext:value-type="float">
            <text:p>0.099009900990099</text:p>
          </table:table-cell>
          <table:table-cell office:value-type="float" office:value="0.0581683168316832" calcext:value-type="float">
            <text:p>0.05816831683168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100866336633663" calcext:value-type="float">
            <text:p>0.100866336633663</text:p>
          </table:table-cell>
          <table:table-cell office:value-type="float" office:value="0.0587871287128713" calcext:value-type="float">
            <text:p>0.05878712871287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996287128712872" calcext:value-type="float">
            <text:p>0.099628712871287</text:p>
          </table:table-cell>
          <table:table-cell office:value-type="float" office:value="0.0581683168316832" calcext:value-type="float">
            <text:p>0.0581683168316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977722772277228" calcext:value-type="float">
            <text:p>0.097772277227723</text:p>
          </table:table-cell>
          <table:table-cell office:value-type="float" office:value="0.0587871287128713" calcext:value-type="float">
            <text:p>0.05878712871287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959158415841585" calcext:value-type="float">
            <text:p>0.095915841584159</text:p>
          </table:table-cell>
          <table:table-cell office:value-type="float" office:value="0.056930693069307" calcext:value-type="float">
            <text:p>0.05693069306930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922029702970297" calcext:value-type="float">
            <text:p>0.09220297029703</text:p>
          </table:table-cell>
          <table:table-cell office:value-type="float" office:value="0.0581683168316832" calcext:value-type="float">
            <text:p>0.05816831683168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903465346534653" calcext:value-type="float">
            <text:p>0.090346534653465</text:p>
          </table:table-cell>
          <table:table-cell office:value-type="float" office:value="0.0575495049504951" calcext:value-type="float">
            <text:p>0.05754950495049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915841584158416" calcext:value-type="float">
            <text:p>0.091584158415842</text:p>
          </table:table-cell>
          <table:table-cell office:value-type="float" office:value="0.0581683168316832" calcext:value-type="float">
            <text:p>0.05816831683168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909653465346535" calcext:value-type="float">
            <text:p>0.090965346534654</text:p>
          </table:table-cell>
          <table:table-cell office:value-type="float" office:value="0.0587871287128713" calcext:value-type="float">
            <text:p>0.05878712871287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903465346534653" calcext:value-type="float">
            <text:p>0.090346534653465</text:p>
          </table:table-cell>
          <table:table-cell office:value-type="float" office:value="0.0594059405940595" calcext:value-type="float">
            <text:p>0.0594059405940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903465346534653" calcext:value-type="float">
            <text:p>0.090346534653465</text:p>
          </table:table-cell>
          <table:table-cell office:value-type="float" office:value="0.0600247524752475" calcext:value-type="float">
            <text:p>0.06002475247524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88490099009901" calcext:value-type="float">
            <text:p>0.088490099009901</text:p>
          </table:table-cell>
          <table:table-cell office:value-type="float" office:value="0.0612623762376238" calcext:value-type="float">
            <text:p>0.06126237623762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88490099009901" calcext:value-type="float">
            <text:p>0.088490099009901</text:p>
          </table:table-cell>
          <table:table-cell office:value-type="float" office:value="0.0612623762376238" calcext:value-type="float">
            <text:p>0.06126237623762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866336633663366" calcext:value-type="float">
            <text:p>0.086633663366337</text:p>
          </table:table-cell>
          <table:table-cell office:value-type="float" office:value="0.0618811881188119" calcext:value-type="float">
            <text:p>0.06188118811881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866336633663366" calcext:value-type="float">
            <text:p>0.086633663366337</text:p>
          </table:table-cell>
          <table:table-cell office:value-type="float" office:value="0.0612623762376238" calcext:value-type="float">
            <text:p>0.06126237623762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872524752475248" calcext:value-type="float">
            <text:p>0.087252475247525</text:p>
          </table:table-cell>
          <table:table-cell office:value-type="float" office:value="0.0637376237623762" calcext:value-type="float">
            <text:p>0.06373762376237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88490099009901" calcext:value-type="float">
            <text:p>0.088490099009901</text:p>
          </table:table-cell>
          <table:table-cell office:value-type="float" office:value="0.0637376237623762" calcext:value-type="float">
            <text:p>0.06373762376237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88490099009901" calcext:value-type="float">
            <text:p>0.088490099009901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878712871287129" calcext:value-type="float">
            <text:p>0.087871287128713</text:p>
          </table:table-cell>
          <table:table-cell office:value-type="float" office:value="0.0631188118811881" calcext:value-type="float">
            <text:p>0.06311881188118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860148514851485" calcext:value-type="float">
            <text:p>0.086014851485149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866336633663366" calcext:value-type="float">
            <text:p>0.086633663366337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88490099009901" calcext:value-type="float">
            <text:p>0.088490099009901</text:p>
          </table:table-cell>
          <table:table-cell office:value-type="float" office:value="0.0643564356435643" calcext:value-type="float">
            <text:p>0.06435643564356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909653465346535" calcext:value-type="float">
            <text:p>0.090965346534654</text:p>
          </table:table-cell>
          <table:table-cell office:value-type="float" office:value="0.0631188118811881" calcext:value-type="float">
            <text:p>0.06311881188118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909653465346535" calcext:value-type="float">
            <text:p>0.090965346534654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903465346534653" calcext:value-type="float">
            <text:p>0.090346534653465</text:p>
          </table:table-cell>
          <table:table-cell office:value-type="float" office:value="0.0631188118811881" calcext:value-type="float">
            <text:p>0.06311881188118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909653465346535" calcext:value-type="float">
            <text:p>0.090965346534654</text:p>
          </table:table-cell>
          <table:table-cell office:value-type="float" office:value="0.0637376237623762" calcext:value-type="float">
            <text:p>0.06373762376237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928217821782178" calcext:value-type="float">
            <text:p>0.092821782178218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94059405940594" calcext:value-type="float">
            <text:p>0.094059405940594</text:p>
          </table:table-cell>
          <table:table-cell office:value-type="float" office:value="0.0618811881188119" calcext:value-type="float">
            <text:p>0.06188118811881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952970297029703" calcext:value-type="float">
            <text:p>0.09529702970297</text:p>
          </table:table-cell>
          <table:table-cell office:value-type="float" office:value="0.0618811881188119" calcext:value-type="float">
            <text:p>0.06188118811881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971534653465347" calcext:value-type="float">
            <text:p>0.097153465346535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93440594059406" calcext:value-type="float">
            <text:p>0.093440594059406</text:p>
          </table:table-cell>
          <table:table-cell office:value-type="float" office:value="0.0631188118811881" calcext:value-type="float">
            <text:p>0.06311881188118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928217821782178" calcext:value-type="float">
            <text:p>0.092821782178218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928217821782178" calcext:value-type="float">
            <text:p>0.092821782178218</text:p>
          </table:table-cell>
          <table:table-cell office:value-type="float" office:value="0.0612623762376238" calcext:value-type="float">
            <text:p>0.06126237623762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922029702970297" calcext:value-type="float">
            <text:p>0.09220297029703</text:p>
          </table:table-cell>
          <table:table-cell office:value-type="float" office:value="0.0606435643564357" calcext:value-type="float">
            <text:p>0.06064356435643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903465346534653" calcext:value-type="float">
            <text:p>0.090346534653465</text:p>
          </table:table-cell>
          <table:table-cell office:value-type="float" office:value="0.0581683168316832" calcext:value-type="float">
            <text:p>0.05816831683168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891089108910891" calcext:value-type="float">
            <text:p>0.089108910891089</text:p>
          </table:table-cell>
          <table:table-cell office:value-type="float" office:value="0.0587871287128713" calcext:value-type="float">
            <text:p>0.05878712871287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891089108910891" calcext:value-type="float">
            <text:p>0.089108910891089</text:p>
          </table:table-cell>
          <table:table-cell office:value-type="float" office:value="0.0600247524752475" calcext:value-type="float">
            <text:p>0.06002475247524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891089108910891" calcext:value-type="float">
            <text:p>0.089108910891089</text:p>
          </table:table-cell>
          <table:table-cell office:value-type="float" office:value="0.0600247524752475" calcext:value-type="float">
            <text:p>0.06002475247524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891089108910891" calcext:value-type="float">
            <text:p>0.089108910891089</text:p>
          </table:table-cell>
          <table:table-cell office:value-type="float" office:value="0.0594059405940595" calcext:value-type="float">
            <text:p>0.0594059405940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891089108910891" calcext:value-type="float">
            <text:p>0.089108910891089</text:p>
          </table:table-cell>
          <table:table-cell office:value-type="float" office:value="0.0587871287128713" calcext:value-type="float">
            <text:p>0.05878712871287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878712871287129" calcext:value-type="float">
            <text:p>0.087871287128713</text:p>
          </table:table-cell>
          <table:table-cell office:value-type="float" office:value="0.0581683168316832" calcext:value-type="float">
            <text:p>0.05816831683168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823019801980198" calcext:value-type="float">
            <text:p>0.08230198019802</text:p>
          </table:table-cell>
          <table:table-cell office:value-type="float" office:value="0.0575495049504951" calcext:value-type="float">
            <text:p>0.05754950495049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823019801980198" calcext:value-type="float">
            <text:p>0.08230198019802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823019801980198" calcext:value-type="float">
            <text:p>0.08230198019802</text:p>
          </table:table-cell>
          <table:table-cell office:value-type="float" office:value="0.0581683168316832" calcext:value-type="float">
            <text:p>0.05816831683168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823019801980198" calcext:value-type="float">
            <text:p>0.08230198019802</text:p>
          </table:table-cell>
          <table:table-cell office:value-type="float" office:value="0.0575495049504951" calcext:value-type="float">
            <text:p>0.05754950495049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816831683168316" calcext:value-type="float">
            <text:p>0.081683168316832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816831683168316" calcext:value-type="float">
            <text:p>0.081683168316832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810643564356436" calcext:value-type="float">
            <text:p>0.081064356435644</text:p>
          </table:table-cell>
          <table:table-cell office:value-type="float" office:value="0.0550742574257426" calcext:value-type="float">
            <text:p>0.05507425742574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804455445544554" calcext:value-type="float">
            <text:p>0.080445544554455</text:p>
          </table:table-cell>
          <table:table-cell office:value-type="float" office:value="0.0594059405940595" calcext:value-type="float">
            <text:p>0.0594059405940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810643564356436" calcext:value-type="float">
            <text:p>0.081064356435644</text:p>
          </table:table-cell>
          <table:table-cell office:value-type="float" office:value="0.0594059405940595" calcext:value-type="float">
            <text:p>0.0594059405940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804455445544554" calcext:value-type="float">
            <text:p>0.080445544554455</text:p>
          </table:table-cell>
          <table:table-cell office:value-type="float" office:value="0.0600247524752475" calcext:value-type="float">
            <text:p>0.06002475247524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785891089108911" calcext:value-type="float">
            <text:p>0.078589108910891</text:p>
          </table:table-cell>
          <table:table-cell office:value-type="float" office:value="0.0594059405940595" calcext:value-type="float">
            <text:p>0.0594059405940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804455445544554" calcext:value-type="float">
            <text:p>0.080445544554455</text:p>
          </table:table-cell>
          <table:table-cell office:value-type="float" office:value="0.0587871287128713" calcext:value-type="float">
            <text:p>0.0587871287128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810643564356436" calcext:value-type="float">
            <text:p>0.081064356435644</text:p>
          </table:table-cell>
          <table:table-cell office:value-type="float" office:value="0.0587871287128713" calcext:value-type="float">
            <text:p>0.05878712871287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804455445544554" calcext:value-type="float">
            <text:p>0.080445544554455</text:p>
          </table:table-cell>
          <table:table-cell office:value-type="float" office:value="0.0581683168316832" calcext:value-type="float">
            <text:p>0.05816831683168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816831683168316" calcext:value-type="float">
            <text:p>0.081683168316832</text:p>
          </table:table-cell>
          <table:table-cell office:value-type="float" office:value="0.0600247524752475" calcext:value-type="float">
            <text:p>0.06002475247524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810643564356436" calcext:value-type="float">
            <text:p>0.081064356435644</text:p>
          </table:table-cell>
          <table:table-cell office:value-type="float" office:value="0.0594059405940595" calcext:value-type="float">
            <text:p>0.0594059405940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810643564356436" calcext:value-type="float">
            <text:p>0.081064356435644</text:p>
          </table:table-cell>
          <table:table-cell office:value-type="float" office:value="0.0587871287128713" calcext:value-type="float">
            <text:p>0.05878712871287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816831683168316" calcext:value-type="float">
            <text:p>0.081683168316832</text:p>
          </table:table-cell>
          <table:table-cell office:value-type="float" office:value="0.0587871287128713" calcext:value-type="float">
            <text:p>0.05878712871287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810643564356436" calcext:value-type="float">
            <text:p>0.081064356435644</text:p>
          </table:table-cell>
          <table:table-cell office:value-type="float" office:value="0.0587871287128713" calcext:value-type="float">
            <text:p>0.05878712871287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804455445544554" calcext:value-type="float">
            <text:p>0.080445544554455</text:p>
          </table:table-cell>
          <table:table-cell office:value-type="float" office:value="0.0594059405940595" calcext:value-type="float">
            <text:p>0.0594059405940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804455445544554" calcext:value-type="float">
            <text:p>0.080445544554455</text:p>
          </table:table-cell>
          <table:table-cell office:value-type="float" office:value="0.0581683168316832" calcext:value-type="float">
            <text:p>0.05816831683168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792079207920792" calcext:value-type="float">
            <text:p>0.079207920792079</text:p>
          </table:table-cell>
          <table:table-cell office:value-type="float" office:value="0.056930693069307" calcext:value-type="float">
            <text:p>0.05693069306930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792079207920792" calcext:value-type="float">
            <text:p>0.079207920792079</text:p>
          </table:table-cell>
          <table:table-cell office:value-type="float" office:value="0.0581683168316832" calcext:value-type="float">
            <text:p>0.05816831683168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785891089108911" calcext:value-type="float">
            <text:p>0.078589108910891</text:p>
          </table:table-cell>
          <table:table-cell office:value-type="float" office:value="0.056930693069307" calcext:value-type="float">
            <text:p>0.05693069306930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792079207920792" calcext:value-type="float">
            <text:p>0.079207920792079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792079207920792" calcext:value-type="float">
            <text:p>0.079207920792079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798267326732673" calcext:value-type="float">
            <text:p>0.079826732673267</text:p>
          </table:table-cell>
          <table:table-cell office:value-type="float" office:value="0.0575495049504951" calcext:value-type="float">
            <text:p>0.05754950495049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798267326732673" calcext:value-type="float">
            <text:p>0.079826732673267</text:p>
          </table:table-cell>
          <table:table-cell office:value-type="float" office:value="0.056930693069307" calcext:value-type="float">
            <text:p>0.05693069306930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798267326732673" calcext:value-type="float">
            <text:p>0.079826732673267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804455445544554" calcext:value-type="float">
            <text:p>0.080445544554455</text:p>
          </table:table-cell>
          <table:table-cell office:value-type="float" office:value="0.056930693069307" calcext:value-type="float">
            <text:p>0.05693069306930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798267326732673" calcext:value-type="float">
            <text:p>0.079826732673267</text:p>
          </table:table-cell>
          <table:table-cell office:value-type="float" office:value="0.0600247524752475" calcext:value-type="float">
            <text:p>0.06002475247524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804455445544554" calcext:value-type="float">
            <text:p>0.080445544554455</text:p>
          </table:table-cell>
          <table:table-cell office:value-type="float" office:value="0.0581683168316832" calcext:value-type="float">
            <text:p>0.05816831683168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85891089108911" calcext:value-type="float">
            <text:p>0.078589108910891</text:p>
          </table:table-cell>
          <table:table-cell office:value-type="float" office:value="0.0587871287128713" calcext:value-type="float">
            <text:p>0.05878712871287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798267326732673" calcext:value-type="float">
            <text:p>0.079826732673267</text:p>
          </table:table-cell>
          <table:table-cell office:value-type="float" office:value="0.0606435643564357" calcext:value-type="float">
            <text:p>0.06064356435643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804455445544554" calcext:value-type="float">
            <text:p>0.080445544554455</text:p>
          </table:table-cell>
          <table:table-cell office:value-type="float" office:value="0.0606435643564357" calcext:value-type="float">
            <text:p>0.06064356435643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804455445544554" calcext:value-type="float">
            <text:p>0.080445544554455</text:p>
          </table:table-cell>
          <table:table-cell office:value-type="float" office:value="0.0600247524752475" calcext:value-type="float">
            <text:p>0.06002475247524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798267326732673" calcext:value-type="float">
            <text:p>0.079826732673267</text:p>
          </table:table-cell>
          <table:table-cell office:value-type="float" office:value="0.0594059405940595" calcext:value-type="float">
            <text:p>0.0594059405940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779702970297029" calcext:value-type="float">
            <text:p>0.077970297029703</text:p>
          </table:table-cell>
          <table:table-cell office:value-type="float" office:value="0.0594059405940595" calcext:value-type="float">
            <text:p>0.0594059405940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792079207920792" calcext:value-type="float">
            <text:p>0.079207920792079</text:p>
          </table:table-cell>
          <table:table-cell office:value-type="float" office:value="0.0600247524752475" calcext:value-type="float">
            <text:p>0.06002475247524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792079207920792" calcext:value-type="float">
            <text:p>0.079207920792079</text:p>
          </table:table-cell>
          <table:table-cell office:value-type="float" office:value="0.0581683168316832" calcext:value-type="float">
            <text:p>0.05816831683168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779702970297029" calcext:value-type="float">
            <text:p>0.077970297029703</text:p>
          </table:table-cell>
          <table:table-cell office:value-type="float" office:value="0.0575495049504951" calcext:value-type="float">
            <text:p>0.05754950495049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779702970297029" calcext:value-type="float">
            <text:p>0.077970297029703</text:p>
          </table:table-cell>
          <table:table-cell office:value-type="float" office:value="0.0581683168316832" calcext:value-type="float">
            <text:p>0.05816831683168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773514851485149" calcext:value-type="float">
            <text:p>0.077351485148515</text:p>
          </table:table-cell>
          <table:table-cell office:value-type="float" office:value="0.0587871287128713" calcext:value-type="float">
            <text:p>0.05878712871287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767326732673267" calcext:value-type="float">
            <text:p>0.076732673267327</text:p>
          </table:table-cell>
          <table:table-cell office:value-type="float" office:value="0.0606435643564357" calcext:value-type="float">
            <text:p>0.06064356435643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767326732673267" calcext:value-type="float">
            <text:p>0.076732673267327</text:p>
          </table:table-cell>
          <table:table-cell office:value-type="float" office:value="0.0606435643564357" calcext:value-type="float">
            <text:p>0.06064356435643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761138613861386" calcext:value-type="float">
            <text:p>0.076113861386139</text:p>
          </table:table-cell>
          <table:table-cell office:value-type="float" office:value="0.0600247524752475" calcext:value-type="float">
            <text:p>0.06002475247524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767326732673267" calcext:value-type="float">
            <text:p>0.076732673267327</text:p>
          </table:table-cell>
          <table:table-cell office:value-type="float" office:value="0.0600247524752475" calcext:value-type="float">
            <text:p>0.06002475247524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779702970297029" calcext:value-type="float">
            <text:p>0.077970297029703</text:p>
          </table:table-cell>
          <table:table-cell office:value-type="float" office:value="0.0600247524752475" calcext:value-type="float">
            <text:p>0.06002475247524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779702970297029" calcext:value-type="float">
            <text:p>0.077970297029703</text:p>
          </table:table-cell>
          <table:table-cell office:value-type="float" office:value="0.0606435643564357" calcext:value-type="float">
            <text:p>0.06064356435643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779702970297029" calcext:value-type="float">
            <text:p>0.077970297029703</text:p>
          </table:table-cell>
          <table:table-cell office:value-type="float" office:value="0.0606435643564357" calcext:value-type="float">
            <text:p>0.06064356435643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779702970297029" calcext:value-type="float">
            <text:p>0.077970297029703</text:p>
          </table:table-cell>
          <table:table-cell office:value-type="float" office:value="0.0606435643564357" calcext:value-type="float">
            <text:p>0.06064356435643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779702970297029" calcext:value-type="float">
            <text:p>0.077970297029703</text:p>
          </table:table-cell>
          <table:table-cell office:value-type="float" office:value="0.0606435643564357" calcext:value-type="float">
            <text:p>0.0606435643564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767326732673267" calcext:value-type="float">
            <text:p>0.076732673267327</text:p>
          </table:table-cell>
          <table:table-cell office:value-type="float" office:value="0.0600247524752475" calcext:value-type="float">
            <text:p>0.06002475247524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754950495049505" calcext:value-type="float">
            <text:p>0.075495049504951</text:p>
          </table:table-cell>
          <table:table-cell office:value-type="float" office:value="0.0600247524752475" calcext:value-type="float">
            <text:p>0.06002475247524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736386138613861" calcext:value-type="float">
            <text:p>0.073638613861386</text:p>
          </table:table-cell>
          <table:table-cell office:value-type="float" office:value="0.0600247524752475" calcext:value-type="float">
            <text:p>0.06002475247524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736386138613861" calcext:value-type="float">
            <text:p>0.073638613861386</text:p>
          </table:table-cell>
          <table:table-cell office:value-type="float" office:value="0.0600247524752475" calcext:value-type="float">
            <text:p>0.06002475247524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73019801980198" calcext:value-type="float">
            <text:p>0.073019801980198</text:p>
          </table:table-cell>
          <table:table-cell office:value-type="float" office:value="0.0612623762376238" calcext:value-type="float">
            <text:p>0.06126237623762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736386138613861" calcext:value-type="float">
            <text:p>0.073638613861386</text:p>
          </table:table-cell>
          <table:table-cell office:value-type="float" office:value="0.0600247524752475" calcext:value-type="float">
            <text:p>0.06002475247524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736386138613861" calcext:value-type="float">
            <text:p>0.073638613861386</text:p>
          </table:table-cell>
          <table:table-cell office:value-type="float" office:value="0.0600247524752475" calcext:value-type="float">
            <text:p>0.06002475247524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73019801980198" calcext:value-type="float">
            <text:p>0.073019801980198</text:p>
          </table:table-cell>
          <table:table-cell office:value-type="float" office:value="0.0587871287128713" calcext:value-type="float">
            <text:p>0.05878712871287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717821782178217" calcext:value-type="float">
            <text:p>0.071782178217822</text:p>
          </table:table-cell>
          <table:table-cell office:value-type="float" office:value="0.0587871287128713" calcext:value-type="float">
            <text:p>0.05878712871287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711633663366337" calcext:value-type="float">
            <text:p>0.071163366336634</text:p>
          </table:table-cell>
          <table:table-cell office:value-type="float" office:value="0.0587871287128713" calcext:value-type="float">
            <text:p>0.05878712871287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711633663366337" calcext:value-type="float">
            <text:p>0.071163366336634</text:p>
          </table:table-cell>
          <table:table-cell office:value-type="float" office:value="0.0594059405940595" calcext:value-type="float">
            <text:p>0.0594059405940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724009900990099" calcext:value-type="float">
            <text:p>0.07240099009901</text:p>
          </table:table-cell>
          <table:table-cell office:value-type="float" office:value="0.0594059405940595" calcext:value-type="float">
            <text:p>0.0594059405940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724009900990099" calcext:value-type="float">
            <text:p>0.07240099009901</text:p>
          </table:table-cell>
          <table:table-cell office:value-type="float" office:value="0.0587871287128713" calcext:value-type="float">
            <text:p>0.05878712871287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724009900990099" calcext:value-type="float">
            <text:p>0.07240099009901</text:p>
          </table:table-cell>
          <table:table-cell office:value-type="float" office:value="0.056930693069307" calcext:value-type="float">
            <text:p>0.05693069306930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705445544554455" calcext:value-type="float">
            <text:p>0.070544554455446</text:p>
          </table:table-cell>
          <table:table-cell office:value-type="float" office:value="0.0575495049504951" calcext:value-type="float">
            <text:p>0.05754950495049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699257425742574" calcext:value-type="float">
            <text:p>0.069925742574258</text:p>
          </table:table-cell>
          <table:table-cell office:value-type="float" office:value="0.0575495049504951" calcext:value-type="float">
            <text:p>0.05754950495049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693069306930693" calcext:value-type="float">
            <text:p>0.069306930693069</text:p>
          </table:table-cell>
          <table:table-cell office:value-type="float" office:value="0.0587871287128713" calcext:value-type="float">
            <text:p>0.05878712871287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67450495049505" calcext:value-type="float">
            <text:p>0.067450495049505</text:p>
          </table:table-cell>
          <table:table-cell office:value-type="float" office:value="0.0581683168316832" calcext:value-type="float">
            <text:p>0.05816831683168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67450495049505" calcext:value-type="float">
            <text:p>0.067450495049505</text:p>
          </table:table-cell>
          <table:table-cell office:value-type="float" office:value="0.0575495049504951" calcext:value-type="float">
            <text:p>0.05754950495049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68069306930693" calcext:value-type="float">
            <text:p>0.068069306930693</text:p>
          </table:table-cell>
          <table:table-cell office:value-type="float" office:value="0.0581683168316832" calcext:value-type="float">
            <text:p>0.05816831683168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68069306930693" calcext:value-type="float">
            <text:p>0.068069306930693</text:p>
          </table:table-cell>
          <table:table-cell office:value-type="float" office:value="0.0581683168316832" calcext:value-type="float">
            <text:p>0.05816831683168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668316831683168" calcext:value-type="float">
            <text:p>0.066831683168317</text:p>
          </table:table-cell>
          <table:table-cell office:value-type="float" office:value="0.0575495049504951" calcext:value-type="float">
            <text:p>0.05754950495049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668316831683168" calcext:value-type="float">
            <text:p>0.066831683168317</text:p>
          </table:table-cell>
          <table:table-cell office:value-type="float" office:value="0.056930693069307" calcext:value-type="float">
            <text:p>0.05693069306930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649752475247525" calcext:value-type="float">
            <text:p>0.064975247524753</text:p>
          </table:table-cell>
          <table:table-cell office:value-type="float" office:value="0.0575495049504951" calcext:value-type="float">
            <text:p>0.05754950495049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655940594059405" calcext:value-type="float">
            <text:p>0.065594059405941</text:p>
          </table:table-cell>
          <table:table-cell office:value-type="float" office:value="0.0587871287128713" calcext:value-type="float">
            <text:p>0.05878712871287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655940594059405" calcext:value-type="float">
            <text:p>0.065594059405941</text:p>
          </table:table-cell>
          <table:table-cell office:value-type="float" office:value="0.0581683168316832" calcext:value-type="float">
            <text:p>0.05816831683168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655940594059405" calcext:value-type="float">
            <text:p>0.065594059405941</text:p>
          </table:table-cell>
          <table:table-cell office:value-type="float" office:value="0.0575495049504951" calcext:value-type="float">
            <text:p>0.05754950495049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649752475247525" calcext:value-type="float">
            <text:p>0.064975247524753</text:p>
          </table:table-cell>
          <table:table-cell office:value-type="float" office:value="0.0550742574257426" calcext:value-type="float">
            <text:p>0.05507425742574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649752475247525" calcext:value-type="float">
            <text:p>0.064975247524753</text:p>
          </table:table-cell>
          <table:table-cell office:value-type="float" office:value="0.0550742574257426" calcext:value-type="float">
            <text:p>0.05507425742574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643564356435643" calcext:value-type="float">
            <text:p>0.064356435643564</text:p>
          </table:table-cell>
          <table:table-cell office:value-type="float" office:value="0.0550742574257426" calcext:value-type="float">
            <text:p>0.05507425742574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643564356435643" calcext:value-type="float">
            <text:p>0.064356435643564</text:p>
          </table:table-cell>
          <table:table-cell office:value-type="float" office:value="0.0544554455445545" calcext:value-type="float">
            <text:p>0.05445544554455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643564356435643" calcext:value-type="float">
            <text:p>0.064356435643564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643564356435643" calcext:value-type="float">
            <text:p>0.064356435643564</text:p>
          </table:table-cell>
          <table:table-cell office:value-type="float" office:value="0.0550742574257426" calcext:value-type="float">
            <text:p>0.05507425742574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637376237623762" calcext:value-type="float">
            <text:p>0.063737623762376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637376237623762" calcext:value-type="float">
            <text:p>0.063737623762376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643564356435643" calcext:value-type="float">
            <text:p>0.064356435643564</text:p>
          </table:table-cell>
          <table:table-cell office:value-type="float" office:value="0.0556930693069307" calcext:value-type="float">
            <text:p>0.05569306930693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637376237623762" calcext:value-type="float">
            <text:p>0.063737623762376</text:p>
          </table:table-cell>
          <table:table-cell office:value-type="float" office:value="0.0556930693069307" calcext:value-type="float">
            <text:p>0.05569306930693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637376237623762" calcext:value-type="float">
            <text:p>0.063737623762376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649752475247525" calcext:value-type="float">
            <text:p>0.064975247524753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662128712871287" calcext:value-type="float">
            <text:p>0.066212871287129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662128712871287" calcext:value-type="float">
            <text:p>0.066212871287129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662128712871287" calcext:value-type="float">
            <text:p>0.066212871287129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662128712871287" calcext:value-type="float">
            <text:p>0.066212871287129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662128712871287" calcext:value-type="float">
            <text:p>0.066212871287129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662128712871287" calcext:value-type="float">
            <text:p>0.066212871287129</text:p>
          </table:table-cell>
          <table:table-cell office:value-type="float" office:value="0.0556930693069307" calcext:value-type="float">
            <text:p>0.05569306930693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662128712871287" calcext:value-type="float">
            <text:p>0.066212871287129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655940594059405" calcext:value-type="float">
            <text:p>0.065594059405941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655940594059405" calcext:value-type="float">
            <text:p>0.065594059405941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662128712871287" calcext:value-type="float">
            <text:p>0.066212871287129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662128712871287" calcext:value-type="float">
            <text:p>0.066212871287129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662128712871287" calcext:value-type="float">
            <text:p>0.066212871287129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643564356435643" calcext:value-type="float">
            <text:p>0.064356435643564</text:p>
          </table:table-cell>
          <table:table-cell office:value-type="float" office:value="0.0556930693069307" calcext:value-type="float">
            <text:p>0.05569306930693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631188118811881" calcext:value-type="float">
            <text:p>0.063118811881188</text:p>
          </table:table-cell>
          <table:table-cell office:value-type="float" office:value="0.0544554455445545" calcext:value-type="float">
            <text:p>0.05445544554455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631188118811881" calcext:value-type="float">
            <text:p>0.063118811881188</text:p>
          </table:table-cell>
          <table:table-cell office:value-type="float" office:value="0.0544554455445545" calcext:value-type="float">
            <text:p>0.05445544554455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637376237623762" calcext:value-type="float">
            <text:p>0.063737623762376</text:p>
          </table:table-cell>
          <table:table-cell office:value-type="float" office:value="0.0544554455445545" calcext:value-type="float">
            <text:p>0.05445544554455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643564356435643" calcext:value-type="float">
            <text:p>0.064356435643564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550742574257426" calcext:value-type="float">
            <text:p>0.05507425742574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631188118811881" calcext:value-type="float">
            <text:p>0.063118811881188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631188118811881" calcext:value-type="float">
            <text:p>0.063118811881188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637376237623762" calcext:value-type="float">
            <text:p>0.063737623762376</text:p>
          </table:table-cell>
          <table:table-cell office:value-type="float" office:value="0.0550742574257426" calcext:value-type="float">
            <text:p>0.05507425742574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612623762376238" calcext:value-type="float">
            <text:p>0.061262376237624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612623762376238" calcext:value-type="float">
            <text:p>0.061262376237624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618811881188119" calcext:value-type="float">
            <text:p>0.061881188118812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618811881188119" calcext:value-type="float">
            <text:p>0.061881188118812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612623762376238" calcext:value-type="float">
            <text:p>0.061262376237624</text:p>
          </table:table-cell>
          <table:table-cell office:value-type="float" office:value="0.056930693069307" calcext:value-type="float">
            <text:p>0.05693069306930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612623762376238" calcext:value-type="float">
            <text:p>0.061262376237624</text:p>
          </table:table-cell>
          <table:table-cell office:value-type="float" office:value="0.0556930693069307" calcext:value-type="float">
            <text:p>0.05569306930693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612623762376238" calcext:value-type="float">
            <text:p>0.061262376237624</text:p>
          </table:table-cell>
          <table:table-cell office:value-type="float" office:value="0.0556930693069307" calcext:value-type="float">
            <text:p>0.05569306930693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606435643564357" calcext:value-type="float">
            <text:p>0.060643564356436</text:p>
          </table:table-cell>
          <table:table-cell office:value-type="float" office:value="0.0556930693069307" calcext:value-type="float">
            <text:p>0.05569306930693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606435643564357" calcext:value-type="float">
            <text:p>0.060643564356436</text:p>
          </table:table-cell>
          <table:table-cell office:value-type="float" office:value="0.0556930693069307" calcext:value-type="float">
            <text:p>0.05569306930693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606435643564357" calcext:value-type="float">
            <text:p>0.060643564356436</text:p>
          </table:table-cell>
          <table:table-cell office:value-type="float" office:value="0.0544554455445545" calcext:value-type="float">
            <text:p>0.05445544554455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612623762376238" calcext:value-type="float">
            <text:p>0.061262376237624</text:p>
          </table:table-cell>
          <table:table-cell office:value-type="float" office:value="0.0544554455445545" calcext:value-type="float">
            <text:p>0.05445544554455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618811881188119" calcext:value-type="float">
            <text:p>0.061881188118812</text:p>
          </table:table-cell>
          <table:table-cell office:value-type="float" office:value="0.0544554455445545" calcext:value-type="float">
            <text:p>0.05445544554455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612623762376238" calcext:value-type="float">
            <text:p>0.061262376237624</text:p>
          </table:table-cell>
          <table:table-cell office:value-type="float" office:value="0.0556930693069307" calcext:value-type="float">
            <text:p>0.05569306930693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606435643564357" calcext:value-type="float">
            <text:p>0.060643564356436</text:p>
          </table:table-cell>
          <table:table-cell office:value-type="float" office:value="0.0556930693069307" calcext:value-type="float">
            <text:p>0.05569306930693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587871287128713" calcext:value-type="float">
            <text:p>0.058787128712871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581683168316832" calcext:value-type="float">
            <text:p>0.058168316831683</text:p>
          </table:table-cell>
          <table:table-cell office:value-type="float" office:value="0.056930693069307" calcext:value-type="float">
            <text:p>0.05693069306930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575495049504951" calcext:value-type="float">
            <text:p>0.057549504950495</text:p>
          </table:table-cell>
          <table:table-cell office:value-type="float" office:value="0.056930693069307" calcext:value-type="float">
            <text:p>0.05693069306930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 office:value-type="float" office:value="0.056930693069307" calcext:value-type="float">
            <text:p>0.05693069306930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594059405940595" calcext:value-type="float">
            <text:p>0.05940594059406</text:p>
          </table:table-cell>
          <table:table-cell office:value-type="float" office:value="0.056930693069307" calcext:value-type="float">
            <text:p>0.05693069306930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594059405940595" calcext:value-type="float">
            <text:p>0.05940594059406</text:p>
          </table:table-cell>
          <table:table-cell office:value-type="float" office:value="0.056930693069307" calcext:value-type="float">
            <text:p>0.05693069306930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575495049504951" calcext:value-type="float">
            <text:p>0.057549504950495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581683168316832" calcext:value-type="float">
            <text:p>0.058168316831683</text:p>
          </table:table-cell>
          <table:table-cell office:value-type="float" office:value="0.0575495049504951" calcext:value-type="float">
            <text:p>0.05754950495049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 office:value-type="float" office:value="0.0575495049504951" calcext:value-type="float">
            <text:p>0.05754950495049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581683168316832" calcext:value-type="float">
            <text:p>0.058168316831683</text:p>
          </table:table-cell>
          <table:table-cell office:value-type="float" office:value="0.0587871287128713" calcext:value-type="float">
            <text:p>0.05878712871287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 office:value-type="float" office:value="0.0587871287128713" calcext:value-type="float">
            <text:p>0.05878712871287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575495049504951" calcext:value-type="float">
            <text:p>0.057549504950495</text:p>
          </table:table-cell>
          <table:table-cell office:value-type="float" office:value="0.0581683168316832" calcext:value-type="float">
            <text:p>0.05816831683168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56930693069307" calcext:value-type="float">
            <text:p>0.056930693069307</text:p>
          </table:table-cell>
          <table:table-cell office:value-type="float" office:value="0.0587871287128713" calcext:value-type="float">
            <text:p>0.05878712871287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575495049504951" calcext:value-type="float">
            <text:p>0.057549504950495</text:p>
          </table:table-cell>
          <table:table-cell office:value-type="float" office:value="0.0594059405940595" calcext:value-type="float">
            <text:p>0.0594059405940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56930693069307" calcext:value-type="float">
            <text:p>0.056930693069307</text:p>
          </table:table-cell>
          <table:table-cell office:value-type="float" office:value="0.0600247524752475" calcext:value-type="float">
            <text:p>0.06002475247524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556930693069307" calcext:value-type="float">
            <text:p>0.055693069306931</text:p>
          </table:table-cell>
          <table:table-cell office:value-type="float" office:value="0.0587871287128713" calcext:value-type="float">
            <text:p>0.05878712871287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544554455445545" calcext:value-type="float">
            <text:p>0.054455445544555</text:p>
          </table:table-cell>
          <table:table-cell office:value-type="float" office:value="0.0587871287128713" calcext:value-type="float">
            <text:p>0.05878712871287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544554455445545" calcext:value-type="float">
            <text:p>0.054455445544555</text:p>
          </table:table-cell>
          <table:table-cell office:value-type="float" office:value="0.0600247524752475" calcext:value-type="float">
            <text:p>0.06002475247524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538366336633663" calcext:value-type="float">
            <text:p>0.053836633663366</text:p>
          </table:table-cell>
          <table:table-cell office:value-type="float" office:value="0.0600247524752475" calcext:value-type="float">
            <text:p>0.06002475247524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538366336633663" calcext:value-type="float">
            <text:p>0.053836633663366</text:p>
          </table:table-cell>
          <table:table-cell office:value-type="float" office:value="0.0594059405940595" calcext:value-type="float">
            <text:p>0.0594059405940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538366336633663" calcext:value-type="float">
            <text:p>0.053836633663366</text:p>
          </table:table-cell>
          <table:table-cell office:value-type="float" office:value="0.0594059405940595" calcext:value-type="float">
            <text:p>0.0594059405940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550742574257426" calcext:value-type="float">
            <text:p>0.055074257425743</text:p>
          </table:table-cell>
          <table:table-cell office:value-type="float" office:value="0.0587871287128713" calcext:value-type="float">
            <text:p>0.05878712871287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544554455445545" calcext:value-type="float">
            <text:p>0.054455445544555</text:p>
          </table:table-cell>
          <table:table-cell office:value-type="float" office:value="0.0587871287128713" calcext:value-type="float">
            <text:p>0.05878712871287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544554455445545" calcext:value-type="float">
            <text:p>0.054455445544555</text:p>
          </table:table-cell>
          <table:table-cell office:value-type="float" office:value="0.0587871287128713" calcext:value-type="float">
            <text:p>0.05878712871287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550742574257426" calcext:value-type="float">
            <text:p>0.055074257425743</text:p>
          </table:table-cell>
          <table:table-cell office:value-type="float" office:value="0.0594059405940595" calcext:value-type="float">
            <text:p>0.0594059405940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544554455445545" calcext:value-type="float">
            <text:p>0.054455445544555</text:p>
          </table:table-cell>
          <table:table-cell office:value-type="float" office:value="0.0575495049504951" calcext:value-type="float">
            <text:p>0.05754950495049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538366336633663" calcext:value-type="float">
            <text:p>0.053836633663366</text:p>
          </table:table-cell>
          <table:table-cell office:value-type="float" office:value="0.0587871287128713" calcext:value-type="float">
            <text:p>0.05878712871287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538366336633663" calcext:value-type="float">
            <text:p>0.053836633663366</text:p>
          </table:table-cell>
          <table:table-cell office:value-type="float" office:value="0.0587871287128713" calcext:value-type="float">
            <text:p>0.05878712871287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544554455445545" calcext:value-type="float">
            <text:p>0.054455445544555</text:p>
          </table:table-cell>
          <table:table-cell office:value-type="float" office:value="0.0581683168316832" calcext:value-type="float">
            <text:p>0.05816831683168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550742574257426" calcext:value-type="float">
            <text:p>0.055074257425743</text:p>
          </table:table-cell>
          <table:table-cell office:value-type="float" office:value="0.0581683168316832" calcext:value-type="float">
            <text:p>0.05816831683168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556930693069307" calcext:value-type="float">
            <text:p>0.055693069306931</text:p>
          </table:table-cell>
          <table:table-cell office:value-type="float" office:value="0.0581683168316832" calcext:value-type="float">
            <text:p>0.05816831683168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550742574257426" calcext:value-type="float">
            <text:p>0.055074257425743</text:p>
          </table:table-cell>
          <table:table-cell office:value-type="float" office:value="0.0575495049504951" calcext:value-type="float">
            <text:p>0.05754950495049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556930693069307" calcext:value-type="float">
            <text:p>0.055693069306931</text:p>
          </table:table-cell>
          <table:table-cell office:value-type="float" office:value="0.0575495049504951" calcext:value-type="float">
            <text:p>0.05754950495049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556930693069307" calcext:value-type="float">
            <text:p>0.055693069306931</text:p>
          </table:table-cell>
          <table:table-cell office:value-type="float" office:value="0.0594059405940595" calcext:value-type="float">
            <text:p>0.0594059405940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550742574257426" calcext:value-type="float">
            <text:p>0.055074257425743</text:p>
          </table:table-cell>
          <table:table-cell office:value-type="float" office:value="0.0600247524752475" calcext:value-type="float">
            <text:p>0.06002475247524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550742574257426" calcext:value-type="float">
            <text:p>0.055074257425743</text:p>
          </table:table-cell>
          <table:table-cell office:value-type="float" office:value="0.0600247524752475" calcext:value-type="float">
            <text:p>0.06002475247524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556930693069307" calcext:value-type="float">
            <text:p>0.055693069306931</text:p>
          </table:table-cell>
          <table:table-cell office:value-type="float" office:value="0.0600247524752475" calcext:value-type="float">
            <text:p>0.06002475247524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550742574257426" calcext:value-type="float">
            <text:p>0.055074257425743</text:p>
          </table:table-cell>
          <table:table-cell office:value-type="float" office:value="0.0581683168316832" calcext:value-type="float">
            <text:p>0.05816831683168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544554455445545" calcext:value-type="float">
            <text:p>0.054455445544555</text:p>
          </table:table-cell>
          <table:table-cell office:value-type="float" office:value="0.0581683168316832" calcext:value-type="float">
            <text:p>0.05816831683168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544554455445545" calcext:value-type="float">
            <text:p>0.054455445544555</text:p>
          </table:table-cell>
          <table:table-cell office:value-type="float" office:value="0.0575495049504951" calcext:value-type="float">
            <text:p>0.05754950495049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538366336633663" calcext:value-type="float">
            <text:p>0.053836633663366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544554455445545" calcext:value-type="float">
            <text:p>0.054455445544555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544554455445545" calcext:value-type="float">
            <text:p>0.054455445544555</text:p>
          </table:table-cell>
          <table:table-cell office:value-type="float" office:value="0.0556930693069307" calcext:value-type="float">
            <text:p>0.05569306930693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538366336633663" calcext:value-type="float">
            <text:p>0.053836633663366</text:p>
          </table:table-cell>
          <table:table-cell office:value-type="float" office:value="0.056930693069307" calcext:value-type="float">
            <text:p>0.05693069306930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532178217821783" calcext:value-type="float">
            <text:p>0.053217821782178</text:p>
          </table:table-cell>
          <table:table-cell office:value-type="float" office:value="0.0550742574257426" calcext:value-type="float">
            <text:p>0.05507425742574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538366336633663" calcext:value-type="float">
            <text:p>0.053836633663366</text:p>
          </table:table-cell>
          <table:table-cell office:value-type="float" office:value="0.0556930693069307" calcext:value-type="float">
            <text:p>0.05569306930693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532178217821783" calcext:value-type="float">
            <text:p>0.053217821782178</text:p>
          </table:table-cell>
          <table:table-cell office:value-type="float" office:value="0.0550742574257426" calcext:value-type="float">
            <text:p>0.05507425742574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532178217821783" calcext:value-type="float">
            <text:p>0.053217821782178</text:p>
          </table:table-cell>
          <table:table-cell office:value-type="float" office:value="0.0544554455445545" calcext:value-type="float">
            <text:p>0.05445544554455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538366336633663" calcext:value-type="float">
            <text:p>0.053836633663366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 office:value-type="float" office:value="0.0544554455445545" calcext:value-type="float">
            <text:p>0.05445544554455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544554455445545" calcext:value-type="float">
            <text:p>0.054455445544555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544554455445545" calcext:value-type="float">
            <text:p>0.054455445544555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532178217821783" calcext:value-type="float">
            <text:p>0.053217821782178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507425742574258" calcext:value-type="float">
            <text:p>0.050742574257426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507425742574258" calcext:value-type="float">
            <text:p>0.050742574257426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513613861386139" calcext:value-type="float">
            <text:p>0.051361386138614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51980198019802" calcext:value-type="float">
            <text:p>0.051980198019802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513613861386139" calcext:value-type="float">
            <text:p>0.051361386138614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51980198019802" calcext:value-type="float">
            <text:p>0.051980198019802</text:p>
          </table:table-cell>
          <table:table-cell office:value-type="float" office:value="0.0544554455445545" calcext:value-type="float">
            <text:p>0.05445544554455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51980198019802" calcext:value-type="float">
            <text:p>0.051980198019802</text:p>
          </table:table-cell>
          <table:table-cell office:value-type="float" office:value="0.0544554455445545" calcext:value-type="float">
            <text:p>0.05445544554455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513613861386139" calcext:value-type="float">
            <text:p>0.051361386138614</text:p>
          </table:table-cell>
          <table:table-cell office:value-type="float" office:value="0.0544554455445545" calcext:value-type="float">
            <text:p>0.05445544554455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51980198019802" calcext:value-type="float">
            <text:p>0.051980198019802</text:p>
          </table:table-cell>
          <table:table-cell office:value-type="float" office:value="0.0550742574257426" calcext:value-type="float">
            <text:p>0.05507425742574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51980198019802" calcext:value-type="float">
            <text:p>0.051980198019802</text:p>
          </table:table-cell>
          <table:table-cell office:value-type="float" office:value="0.0556930693069307" calcext:value-type="float">
            <text:p>0.05569306930693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525990099009901" calcext:value-type="float">
            <text:p>0.05259900990099</text:p>
          </table:table-cell>
          <table:table-cell office:value-type="float" office:value="0.0556930693069307" calcext:value-type="float">
            <text:p>0.05569306930693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532178217821783" calcext:value-type="float">
            <text:p>0.053217821782178</text:p>
          </table:table-cell>
          <table:table-cell office:value-type="float" office:value="0.0556930693069307" calcext:value-type="float">
            <text:p>0.05569306930693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538366336633663" calcext:value-type="float">
            <text:p>0.053836633663366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538366336633663" calcext:value-type="float">
            <text:p>0.053836633663366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532178217821783" calcext:value-type="float">
            <text:p>0.053217821782178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532178217821783" calcext:value-type="float">
            <text:p>0.053217821782178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525990099009901" calcext:value-type="float">
            <text:p>0.05259900990099</text:p>
          </table:table-cell>
          <table:table-cell office:value-type="float" office:value="0.0556930693069307" calcext:value-type="float">
            <text:p>0.05569306930693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507425742574258" calcext:value-type="float">
            <text:p>0.050742574257426</text:p>
          </table:table-cell>
          <table:table-cell office:value-type="float" office:value="0.0556930693069307" calcext:value-type="float">
            <text:p>0.05569306930693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507425742574258" calcext:value-type="float">
            <text:p>0.050742574257426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501237623762376" calcext:value-type="float">
            <text:p>0.050123762376238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513613861386139" calcext:value-type="float">
            <text:p>0.051361386138614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513613861386139" calcext:value-type="float">
            <text:p>0.051361386138614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495049504950496" calcext:value-type="float">
            <text:p>0.04950495049505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75495049504951" calcext:value-type="float">
            <text:p>0.05754950495049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75495049504951" calcext:value-type="float">
            <text:p>0.05754950495049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81683168316832" calcext:value-type="float">
            <text:p>0.05816831683168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495049504950496" calcext:value-type="float">
            <text:p>0.04950495049505</text:p>
          </table:table-cell>
          <table:table-cell office:value-type="float" office:value="0.0581683168316832" calcext:value-type="float">
            <text:p>0.05816831683168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81683168316832" calcext:value-type="float">
            <text:p>0.05816831683168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81683168316832" calcext:value-type="float">
            <text:p>0.05816831683168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81683168316832" calcext:value-type="float">
            <text:p>0.05816831683168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75495049504951" calcext:value-type="float">
            <text:p>0.05754950495049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75495049504951" calcext:value-type="float">
            <text:p>0.05754950495049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501237623762376" calcext:value-type="float">
            <text:p>0.050123762376238</text:p>
          </table:table-cell>
          <table:table-cell office:value-type="float" office:value="0.0581683168316832" calcext:value-type="float">
            <text:p>0.05816831683168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495049504950496" calcext:value-type="float">
            <text:p>0.04950495049505</text:p>
          </table:table-cell>
          <table:table-cell office:value-type="float" office:value="0.0581683168316832" calcext:value-type="float">
            <text:p>0.05816831683168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507425742574258" calcext:value-type="float">
            <text:p>0.050742574257426</text:p>
          </table:table-cell>
          <table:table-cell office:value-type="float" office:value="0.0587871287128713" calcext:value-type="float">
            <text:p>0.05878712871287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513613861386139" calcext:value-type="float">
            <text:p>0.051361386138614</text:p>
          </table:table-cell>
          <table:table-cell office:value-type="float" office:value="0.0575495049504951" calcext:value-type="float">
            <text:p>0.0575495049504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507425742574258" calcext:value-type="float">
            <text:p>0.050742574257426</text:p>
          </table:table-cell>
          <table:table-cell office:value-type="float" office:value="0.056930693069307" calcext:value-type="float">
            <text:p>0.05693069306930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507425742574258" calcext:value-type="float">
            <text:p>0.050742574257426</text:p>
          </table:table-cell>
          <table:table-cell office:value-type="float" office:value="0.0575495049504951" calcext:value-type="float">
            <text:p>0.05754950495049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507425742574258" calcext:value-type="float">
            <text:p>0.050742574257426</text:p>
          </table:table-cell>
          <table:table-cell office:value-type="float" office:value="0.056930693069307" calcext:value-type="float">
            <text:p>0.05693069306930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501237623762376" calcext:value-type="float">
            <text:p>0.050123762376238</text:p>
          </table:table-cell>
          <table:table-cell office:value-type="float" office:value="0.056930693069307" calcext:value-type="float">
            <text:p>0.05693069306930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6930693069307" calcext:value-type="float">
            <text:p>0.05693069306930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6930693069307" calcext:value-type="float">
            <text:p>0.05693069306930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81683168316832" calcext:value-type="float">
            <text:p>0.05816831683168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507425742574258" calcext:value-type="float">
            <text:p>0.050742574257426</text:p>
          </table:table-cell>
          <table:table-cell office:value-type="float" office:value="0.0575495049504951" calcext:value-type="float">
            <text:p>0.05754950495049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513613861386139" calcext:value-type="float">
            <text:p>0.051361386138614</text:p>
          </table:table-cell>
          <table:table-cell office:value-type="float" office:value="0.0575495049504951" calcext:value-type="float">
            <text:p>0.05754950495049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513613861386139" calcext:value-type="float">
            <text:p>0.051361386138614</text:p>
          </table:table-cell>
          <table:table-cell office:value-type="float" office:value="0.0581683168316832" calcext:value-type="float">
            <text:p>0.05816831683168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507425742574258" calcext:value-type="float">
            <text:p>0.050742574257426</text:p>
          </table:table-cell>
          <table:table-cell office:value-type="float" office:value="0.0587871287128713" calcext:value-type="float">
            <text:p>0.05878712871287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501237623762376" calcext:value-type="float">
            <text:p>0.050123762376238</text:p>
          </table:table-cell>
          <table:table-cell office:value-type="float" office:value="0.0594059405940595" calcext:value-type="float">
            <text:p>0.0594059405940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513613861386139" calcext:value-type="float">
            <text:p>0.051361386138614</text:p>
          </table:table-cell>
          <table:table-cell office:value-type="float" office:value="0.0600247524752475" calcext:value-type="float">
            <text:p>0.06002475247524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525990099009901" calcext:value-type="float">
            <text:p>0.05259900990099</text:p>
          </table:table-cell>
          <table:table-cell office:value-type="float" office:value="0.0587871287128713" calcext:value-type="float">
            <text:p>0.05878712871287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538366336633663" calcext:value-type="float">
            <text:p>0.053836633663366</text:p>
          </table:table-cell>
          <table:table-cell office:value-type="float" office:value="0.0575495049504951" calcext:value-type="float">
            <text:p>0.05754950495049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538366336633663" calcext:value-type="float">
            <text:p>0.053836633663366</text:p>
          </table:table-cell>
          <table:table-cell office:value-type="float" office:value="0.056930693069307" calcext:value-type="float">
            <text:p>0.05693069306930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525990099009901" calcext:value-type="float">
            <text:p>0.05259900990099</text:p>
          </table:table-cell>
          <table:table-cell office:value-type="float" office:value="0.056930693069307" calcext:value-type="float">
            <text:p>0.05693069306930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513613861386139" calcext:value-type="float">
            <text:p>0.051361386138614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513613861386139" calcext:value-type="float">
            <text:p>0.051361386138614</text:p>
          </table:table-cell>
          <table:table-cell office:value-type="float" office:value="0.0550742574257426" calcext:value-type="float">
            <text:p>0.05507425742574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513613861386139" calcext:value-type="float">
            <text:p>0.051361386138614</text:p>
          </table:table-cell>
          <table:table-cell office:value-type="float" office:value="0.0544554455445545" calcext:value-type="float">
            <text:p>0.05445544554455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507425742574258" calcext:value-type="float">
            <text:p>0.050742574257426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501237623762376" calcext:value-type="float">
            <text:p>0.050123762376238</text:p>
          </table:table-cell>
          <table:table-cell office:value-type="float" office:value="0.0550742574257426" calcext:value-type="float">
            <text:p>0.05507425742574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513613861386139" calcext:value-type="float">
            <text:p>0.051361386138614</text:p>
          </table:table-cell>
          <table:table-cell office:value-type="float" office:value="0.0544554455445545" calcext:value-type="float">
            <text:p>0.05445544554455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513613861386139" calcext:value-type="float">
            <text:p>0.051361386138614</text:p>
          </table:table-cell>
          <table:table-cell office:value-type="float" office:value="0.0544554455445545" calcext:value-type="float">
            <text:p>0.05445544554455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513613861386139" calcext:value-type="float">
            <text:p>0.051361386138614</text:p>
          </table:table-cell>
          <table:table-cell office:value-type="float" office:value="0.0556930693069307" calcext:value-type="float">
            <text:p>0.05569306930693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513613861386139" calcext:value-type="float">
            <text:p>0.051361386138614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51980198019802" calcext:value-type="float">
            <text:p>0.051980198019802</text:p>
          </table:table-cell>
          <table:table-cell office:value-type="float" office:value="0.0550742574257426" calcext:value-type="float">
            <text:p>0.05507425742574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525990099009901" calcext:value-type="float">
            <text:p>0.05259900990099</text:p>
          </table:table-cell>
          <table:table-cell office:value-type="float" office:value="0.056930693069307" calcext:value-type="float">
            <text:p>0.05693069306930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532178217821783" calcext:value-type="float">
            <text:p>0.053217821782178</text:p>
          </table:table-cell>
          <table:table-cell office:value-type="float" office:value="0.056930693069307" calcext:value-type="float">
            <text:p>0.05693069306930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532178217821783" calcext:value-type="float">
            <text:p>0.053217821782178</text:p>
          </table:table-cell>
          <table:table-cell office:value-type="float" office:value="0.056930693069307" calcext:value-type="float">
            <text:p>0.05693069306930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51980198019802" calcext:value-type="float">
            <text:p>0.051980198019802</text:p>
          </table:table-cell>
          <table:table-cell office:value-type="float" office:value="0.056930693069307" calcext:value-type="float">
            <text:p>0.05693069306930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51980198019802" calcext:value-type="float">
            <text:p>0.051980198019802</text:p>
          </table:table-cell>
          <table:table-cell office:value-type="float" office:value="0.056930693069307" calcext:value-type="float">
            <text:p>0.05693069306930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51980198019802" calcext:value-type="float">
            <text:p>0.051980198019802</text:p>
          </table:table-cell>
          <table:table-cell office:value-type="float" office:value="0.056930693069307" calcext:value-type="float">
            <text:p>0.05693069306930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51980198019802" calcext:value-type="float">
            <text:p>0.051980198019802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51980198019802" calcext:value-type="float">
            <text:p>0.051980198019802</text:p>
          </table:table-cell>
          <table:table-cell office:value-type="float" office:value="0.056930693069307" calcext:value-type="float">
            <text:p>0.05693069306930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507425742574258" calcext:value-type="float">
            <text:p>0.050742574257426</text:p>
          </table:table-cell>
          <table:table-cell office:value-type="float" office:value="0.056930693069307" calcext:value-type="float">
            <text:p>0.05693069306930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507425742574258" calcext:value-type="float">
            <text:p>0.050742574257426</text:p>
          </table:table-cell>
          <table:table-cell office:value-type="float" office:value="0.0581683168316832" calcext:value-type="float">
            <text:p>0.05816831683168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501237623762376" calcext:value-type="float">
            <text:p>0.050123762376238</text:p>
          </table:table-cell>
          <table:table-cell office:value-type="float" office:value="0.0575495049504951" calcext:value-type="float">
            <text:p>0.05754950495049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501237623762376" calcext:value-type="float">
            <text:p>0.050123762376238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501237623762376" calcext:value-type="float">
            <text:p>0.050123762376238</text:p>
          </table:table-cell>
          <table:table-cell office:value-type="float" office:value="0.0563118811881188" calcext:value-type="float">
            <text:p>0.05631188118811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495049504950496" calcext:value-type="float">
            <text:p>0.04950495049505</text:p>
          </table:table-cell>
          <table:table-cell office:value-type="float" office:value="0.0556930693069307" calcext:value-type="float">
            <text:p>0.05569306930693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495049504950496" calcext:value-type="float">
            <text:p>0.04950495049505</text:p>
          </table:table-cell>
          <table:table-cell office:value-type="float" office:value="0.0556930693069307" calcext:value-type="float">
            <text:p>0.05569306930693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50742574257426" calcext:value-type="float">
            <text:p>0.05507425742574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07425742574258" calcext:value-type="float">
            <text:p>0.05074257425742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07425742574258" calcext:value-type="float">
            <text:p>0.05074257425742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07425742574258" calcext:value-type="float">
            <text:p>0.05074257425742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07425742574258" calcext:value-type="float">
            <text:p>0.05074257425742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495049504950496" calcext:value-type="float">
            <text:p>0.04950495049505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495049504950496" calcext:value-type="float">
            <text:p>0.04950495049505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495049504950496" calcext:value-type="float">
            <text:p>0.04950495049505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495049504950496" calcext:value-type="float">
            <text:p>0.04950495049505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495049504950496" calcext:value-type="float">
            <text:p>0.04950495049505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507425742574258" calcext:value-type="float">
            <text:p>0.050742574257426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507425742574258" calcext:value-type="float">
            <text:p>0.050742574257426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507425742574258" calcext:value-type="float">
            <text:p>0.050742574257426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507425742574258" calcext:value-type="float">
            <text:p>0.050742574257426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507425742574258" calcext:value-type="float">
            <text:p>0.050742574257426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507425742574258" calcext:value-type="float">
            <text:p>0.050742574257426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495049504950496" calcext:value-type="float">
            <text:p>0.0495049504950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495049504950496" calcext:value-type="float">
            <text:p>0.0495049504950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495049504950496" calcext:value-type="float">
            <text:p>0.0495049504950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495049504950496" calcext:value-type="float">
            <text:p>0.04950495049505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44554455445545" calcext:value-type="float">
            <text:p>0.05445544554455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44554455445545" calcext:value-type="float">
            <text:p>0.05445544554455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44554455445545" calcext:value-type="float">
            <text:p>0.05445544554455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495049504950496" calcext:value-type="float">
            <text:p>0.04950495049505</text:p>
          </table:table-cell>
          <table:table-cell office:value-type="float" office:value="0.0544554455445545" calcext:value-type="float">
            <text:p>0.05445544554455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495049504950496" calcext:value-type="float">
            <text:p>0.04950495049505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495049504950496" calcext:value-type="float">
            <text:p>0.04950495049505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495049504950496" calcext:value-type="float">
            <text:p>0.04950495049505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501237623762376" calcext:value-type="float">
            <text:p>0.050123762376238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0495049504950496" calcext:value-type="float">
            <text:p>0.04950495049505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44554455445545" calcext:value-type="float">
            <text:p>0.05445544554455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50742574257426" calcext:value-type="float">
            <text:p>0.05507425742574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50742574257426" calcext:value-type="float">
            <text:p>0.05507425742574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50742574257426" calcext:value-type="float">
            <text:p>0.05507425742574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44554455445545" calcext:value-type="float">
            <text:p>0.05445544554455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44554455445545" calcext:value-type="float">
            <text:p>0.05445544554455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44554455445545" calcext:value-type="float">
            <text:p>0.05445544554455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44554455445545" calcext:value-type="float">
            <text:p>0.05445544554455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44554455445545" calcext:value-type="float">
            <text:p>0.05445544554455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44554455445545" calcext:value-type="float">
            <text:p>0.05445544554455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44554455445545" calcext:value-type="float">
            <text:p>0.05445544554455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44554455445545" calcext:value-type="float">
            <text:p>0.05445544554455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439356435643564" calcext:value-type="float">
            <text:p>0.043935643564357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0439356435643564" calcext:value-type="float">
            <text:p>0.043935643564357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0439356435643564" calcext:value-type="float">
            <text:p>0.043935643564357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0445544554455446" calcext:value-type="float">
            <text:p>0.04455445544554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0445544554455446" calcext:value-type="float">
            <text:p>0.04455445544554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0439356435643564" calcext:value-type="float">
            <text:p>0.043935643564357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0439356435643564" calcext:value-type="float">
            <text:p>0.043935643564357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07425742574258" calcext:value-type="float">
            <text:p>0.05074257425742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07425742574258" calcext:value-type="float">
            <text:p>0.05074257425742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07425742574258" calcext:value-type="float">
            <text:p>0.05074257425742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0439356435643564" calcext:value-type="float">
            <text:p>0.043935643564357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0445544554455446" calcext:value-type="float">
            <text:p>0.044554455445545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0445544554455446" calcext:value-type="float">
            <text:p>0.044554455445545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07425742574258" calcext:value-type="float">
            <text:p>0.05074257425742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445544554455446" calcext:value-type="float">
            <text:p>0.044554455445545</text:p>
          </table:table-cell>
          <table:table-cell office:value-type="float" office:value="0.0507425742574258" calcext:value-type="float">
            <text:p>0.05074257425742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0445544554455446" calcext:value-type="float">
            <text:p>0.044554455445545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0445544554455446" calcext:value-type="float">
            <text:p>0.044554455445545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0445544554455446" calcext:value-type="float">
            <text:p>0.044554455445545</text:p>
          </table:table-cell>
          <table:table-cell office:value-type="float" office:value="0.0507425742574258" calcext:value-type="float">
            <text:p>0.05074257425742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0445544554455446" calcext:value-type="float">
            <text:p>0.044554455445545</text:p>
          </table:table-cell>
          <table:table-cell office:value-type="float" office:value="0.0507425742574258" calcext:value-type="float">
            <text:p>0.05074257425742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445544554455446" calcext:value-type="float">
            <text:p>0.044554455445545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0439356435643564" calcext:value-type="float">
            <text:p>0.043935643564357</text:p>
          </table:table-cell>
          <table:table-cell office:value-type="float" office:value="0.0507425742574258" calcext:value-type="float">
            <text:p>0.05074257425742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0445544554455446" calcext:value-type="float">
            <text:p>0.044554455445545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0445544554455446" calcext:value-type="float">
            <text:p>0.044554455445545</text:p>
          </table:table-cell>
          <table:table-cell office:value-type="float" office:value="0.0507425742574258" calcext:value-type="float">
            <text:p>0.05074257425742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0445544554455446" calcext:value-type="float">
            <text:p>0.044554455445545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07425742574258" calcext:value-type="float">
            <text:p>0.05074257425742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07425742574258" calcext:value-type="float">
            <text:p>0.05074257425742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07425742574258" calcext:value-type="float">
            <text:p>0.05074257425742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07425742574258" calcext:value-type="float">
            <text:p>0.05074257425742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07425742574258" calcext:value-type="float">
            <text:p>0.05074257425742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07425742574258" calcext:value-type="float">
            <text:p>0.05074257425742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07425742574258" calcext:value-type="float">
            <text:p>0.05074257425742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07425742574258" calcext:value-type="float">
            <text:p>0.05074257425742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07425742574258" calcext:value-type="float">
            <text:p>0.05074257425742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38366336633663" calcext:value-type="float">
            <text:p>0.053836633663366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0445544554455446" calcext:value-type="float">
            <text:p>0.04455445544554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07425742574258" calcext:value-type="float">
            <text:p>0.05074257425742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07425742574258" calcext:value-type="float">
            <text:p>0.05074257425742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07425742574258" calcext:value-type="float">
            <text:p>0.05074257425742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07425742574258" calcext:value-type="float">
            <text:p>0.05074257425742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07425742574258" calcext:value-type="float">
            <text:p>0.05074257425742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07425742574258" calcext:value-type="float">
            <text:p>0.05074257425742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07425742574258" calcext:value-type="float">
            <text:p>0.05074257425742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488861386138614" calcext:value-type="float">
            <text:p>0.04888613861386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488861386138614" calcext:value-type="float">
            <text:p>0.04888613861386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488861386138614" calcext:value-type="float">
            <text:p>0.04888613861386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488861386138614" calcext:value-type="float">
            <text:p>0.04888613861386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0445544554455446" calcext:value-type="float">
            <text:p>0.044554455445545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0445544554455446" calcext:value-type="float">
            <text:p>0.044554455445545</text:p>
          </table:table-cell>
          <table:table-cell office:value-type="float" office:value="0.0488861386138614" calcext:value-type="float">
            <text:p>0.04888613861386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0445544554455446" calcext:value-type="float">
            <text:p>0.044554455445545</text:p>
          </table:table-cell>
          <table:table-cell office:value-type="float" office:value="0.0488861386138614" calcext:value-type="float">
            <text:p>0.04888613861386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488861386138614" calcext:value-type="float">
            <text:p>0.04888613861386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0445544554455446" calcext:value-type="float">
            <text:p>0.044554455445545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445544554455446" calcext:value-type="float">
            <text:p>0.044554455445545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0445544554455446" calcext:value-type="float">
            <text:p>0.044554455445545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0445544554455446" calcext:value-type="float">
            <text:p>0.044554455445545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07425742574258" calcext:value-type="float">
            <text:p>0.050742574257426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0495049504950496" calcext:value-type="float">
            <text:p>0.0495049504950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0495049504950496" calcext:value-type="float">
            <text:p>0.04950495049505</text:p>
          </table:table-cell>
          <table:table-cell office:value-type="float" office:value="0.0507425742574258" calcext:value-type="float">
            <text:p>0.05074257425742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495049504950496" calcext:value-type="float">
            <text:p>0.04950495049505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0495049504950496" calcext:value-type="float">
            <text:p>0.04950495049505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0495049504950496" calcext:value-type="float">
            <text:p>0.04950495049505</text:p>
          </table:table-cell>
          <table:table-cell office:value-type="float" office:value="0.0507425742574258" calcext:value-type="float">
            <text:p>0.05074257425742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2"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0501237623762376" calcext:value-type="float">
            <text:p>0.050123762376238</text:p>
          </table:table-cell>
          <table:table-cell office:value-type="float" office:value="0.0507425742574258" calcext:value-type="float">
            <text:p>0.05074257425742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0507425742574258" calcext:value-type="float">
            <text:p>0.050742574257426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0507425742574258" calcext:value-type="float">
            <text:p>0.050742574257426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0507425742574258" calcext:value-type="float">
            <text:p>0.050742574257426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0507425742574258" calcext:value-type="float">
            <text:p>0.050742574257426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0507425742574258" calcext:value-type="float">
            <text:p>0.050742574257426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0495049504950496" calcext:value-type="float">
            <text:p>0.04950495049505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0495049504950496" calcext:value-type="float">
            <text:p>0.04950495049505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0495049504950496" calcext:value-type="float">
            <text:p>0.04950495049505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0495049504950496" calcext:value-type="float">
            <text:p>0.04950495049505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0501237623762376" calcext:value-type="float">
            <text:p>0.050123762376238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0501237623762376" calcext:value-type="float">
            <text:p>0.050123762376238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0495049504950496" calcext:value-type="float">
            <text:p>0.0495049504950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0495049504950496" calcext:value-type="float">
            <text:p>0.0495049504950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0495049504950496" calcext:value-type="float">
            <text:p>0.0495049504950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0495049504950496" calcext:value-type="float">
            <text:p>0.0495049504950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0495049504950496" calcext:value-type="float">
            <text:p>0.0495049504950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0495049504950496" calcext:value-type="float">
            <text:p>0.04950495049505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0439356435643564" calcext:value-type="float">
            <text:p>0.043935643564357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0445544554455446" calcext:value-type="float">
            <text:p>0.04455445544554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0439356435643564" calcext:value-type="float">
            <text:p>0.043935643564357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0433168316831684" calcext:value-type="float">
            <text:p>0.043316831683168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0445544554455446" calcext:value-type="float">
            <text:p>0.04455445544554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0445544554455446" calcext:value-type="float">
            <text:p>0.04455445544554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0445544554455446" calcext:value-type="float">
            <text:p>0.04455445544554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0445544554455446" calcext:value-type="float">
            <text:p>0.04455445544554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0451732673267327" calcext:value-type="float">
            <text:p>0.04517326732673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.0495049504950496" calcext:value-type="float">
            <text:p>0.0495049504950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.0495049504950496" calcext:value-type="float">
            <text:p>0.0495049504950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.0495049504950496" calcext:value-type="float">
            <text:p>0.0495049504950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.0495049504950496" calcext:value-type="float">
            <text:p>0.0495049504950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32178217821783" calcext:value-type="float">
            <text:p>0.053217821782178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25990099009901" calcext:value-type="float">
            <text:p>0.05259900990099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07425742574258" calcext:value-type="float">
            <text:p>0.050742574257426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980198019802" calcext:value-type="float">
            <text:p>0.051980198019802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07425742574258" calcext:value-type="float">
            <text:p>0.050742574257426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07425742574258" calcext:value-type="float">
            <text:p>0.050742574257426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13613861386139" calcext:value-type="float">
            <text:p>0.051361386138614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07425742574258" calcext:value-type="float">
            <text:p>0.050742574257426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2"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2"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2"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0495049504950496" calcext:value-type="float">
            <text:p>0.04950495049505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488861386138614" calcext:value-type="float">
            <text:p>0.048886138613861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488861386138614" calcext:value-type="float">
            <text:p>0.048886138613861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488861386138614" calcext:value-type="float">
            <text:p>0.048886138613861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488861386138614" calcext:value-type="float">
            <text:p>0.048886138613861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501237623762376" calcext:value-type="float">
            <text:p>0.050123762376238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488861386138614" calcext:value-type="float">
            <text:p>0.048886138613861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0.0482673267326733" calcext:value-type="float">
            <text:p>0.048267326732673</text:p>
          </table:table-cell>
          <table:table-cell office:value-type="float" office:value="0.0488861386138614" calcext:value-type="float">
            <text:p>0.048886138613861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2" office:value-type="float" office:value="0.0488861386138614" calcext:value-type="float">
            <text:p>0.048886138613861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2" office:value-type="float" office:value="0.0488861386138614" calcext:value-type="float">
            <text:p>0.048886138613861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2" office:value-type="float" office:value="0.0488861386138614" calcext:value-type="float">
            <text:p>0.048886138613861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2" office:value-type="float" office:value="0.0488861386138614" calcext:value-type="float">
            <text:p>0.048886138613861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0.0495049504950496" calcext:value-type="float">
            <text:p>0.04950495049505</text:p>
          </table:table-cell>
          <table:table-cell office:value-type="float" office:value="0.0488861386138614" calcext:value-type="float">
            <text:p>0.048886138613861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482673267326733" calcext:value-type="float">
            <text:p>0.048267326732673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482673267326733" calcext:value-type="float">
            <text:p>0.048267326732673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482673267326733" calcext:value-type="float">
            <text:p>0.048267326732673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476485148514851" calcext:value-type="float">
            <text:p>0.047648514851485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476485148514851" calcext:value-type="float">
            <text:p>0.047648514851485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0.0488861386138614" calcext:value-type="float">
            <text:p>0.048886138613861</text:p>
          </table:table-cell>
          <table:table-cell office:value-type="float" office:value="0.0482673267326733" calcext:value-type="float">
            <text:p>0.048267326732673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2" office:value-type="float" office:value="0.0488861386138614" calcext:value-type="float">
            <text:p>0.048886138613861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2" office:value-type="float" office:value="0.0488861386138614" calcext:value-type="float">
            <text:p>0.048886138613861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2" office:value-type="float" office:value="0.0488861386138614" calcext:value-type="float">
            <text:p>0.048886138613861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488861386138614" calcext:value-type="float">
            <text:p>0.048886138613861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0.0476485148514851" calcext:value-type="float">
            <text:p>0.047648514851485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0.0470297029702971" calcext:value-type="float">
            <text:p>0.047029702970297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488861386138614" calcext:value-type="float">
            <text:p>0.048886138613861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488861386138614" calcext:value-type="float">
            <text:p>0.048886138613861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488861386138614" calcext:value-type="float">
            <text:p>0.048886138613861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488861386138614" calcext:value-type="float">
            <text:p>0.048886138613861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495049504950496" calcext:value-type="float">
            <text:p>0.04950495049505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488861386138614" calcext:value-type="float">
            <text:p>0.048886138613861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488861386138614" calcext:value-type="float">
            <text:p>0.048886138613861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0.0464108910891089" calcext:value-type="float">
            <text:p>0.046410891089109</text:p>
          </table:table-cell>
          <table:table-cell office:value-type="float" office:value="0.0488861386138614" calcext:value-type="float">
            <text:p>0.04888613861386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457920792079208" calcext:value-type="float">
            <text:p>0.045792079207921</text:p>
          </table:table-cell>
          <table:table-cell office:value-type="float" office:value="0.0488861386138614" calcext:value-type="float">
            <text:p>0.0488861386138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7T19:22:53.719917488</dc:date>
    <meta:editing-duration>PT3M55S</meta:editing-duration>
    <meta:editing-cycles>1</meta:editing-cycles>
    <meta:document-statistic meta:table-count="1" meta:cell-count="3531" meta:object-count="0"/>
    <meta:generator>LibreOffice/5.2.7.2$Linux_X86_64 LibreOffice_project/20m0$Build-2</meta:generator>
  </office:meta>
</office:document-meta>
</file>